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fo:margin-left="0cm" fo:margin-right="0cm" table:align="margins"/>
    </style:style>
    <style:style style:name="Tableau1.A" style:family="table-column">
      <style:table-column-properties style:column-width="4.606cm" style:rel-column-width="32982*"/>
    </style:style>
    <style:style style:name="Tableau1.B" style:family="table-column">
      <style:table-column-properties style:column-width="0.323cm" style:rel-column-width="2311*"/>
    </style:style>
    <style:style style:name="Tableau1.C" style:family="table-column">
      <style:table-column-properties style:column-width="1.466cm" style:rel-column-width="10497*"/>
    </style:style>
    <style:style style:name="Tableau1.D" style:family="table-column">
      <style:table-column-properties style:column-width="0.346cm" style:rel-column-width="2475*"/>
    </style:style>
    <style:style style:name="Tableau1.E" style:family="table-column">
      <style:table-column-properties style:column-width="2.411cm" style:rel-column-width="17270*"/>
    </style:style>
    <style:style style:name="Tableau1.A1" style:family="table-cell">
      <style:table-cell-properties fo:background-color="#ecf191" fo:padding="0cm" fo:border="2pt solid #ffffff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.049cm" fo:padding-bottom="0.049cm" fo:border="none"/>
    </style:style>
    <style:style style:name="Tableau1.C1" style:family="table-cell">
      <style:table-cell-properties fo:padding-left="0.101cm" fo:padding-right="0.101cm" fo:padding-top="0.049cm" fo:padding-bottom="0.049cm" fo:border="none"/>
    </style:style>
    <style:style style:name="Tableau1.E1" style:family="table-cell">
      <style:table-cell-properties style:vertical-align="middle" fo:background-color="#a9ce7b" fo:padding-left="0.101cm" fo:padding-right="0.101cm" fo:padding-top="0.049cm" fo:padding-bottom="0.049cm" fo:border="2pt solid #ffffff">
        <style:background-image/>
      </style:table-cell-properties>
    </style:style>
    <style:style style:name="Tableau1.A2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2" style:family="table-cell">
      <style:table-cell-properties fo:padding-left="0.101cm" fo:padding-right="0.101cm" fo:padding-top="0.049cm" fo:padding-bottom="0.049cm" fo:border="none"/>
    </style:style>
    <style:style style:name="Tableau1.E2" style:family="table-cell">
      <style:table-cell-properties style:vertical-align="middle" fo:background-color="#a9ce7b" fo:padding-left="0.101cm" fo:padding-right="0.101cm" fo:padding-top="0.049cm" fo:padding-bottom="0.049cm" fo:border-left="2pt solid #ffffff" fo:border-right="2pt solid #ffffff" fo:border-top="none" fo:border-bottom="2pt solid #ffffff">
        <style:background-image/>
      </style:table-cell-properties>
    </style:style>
    <style:style style:name="Tableau1.A3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3" style:family="table-cell">
      <style:table-cell-properties fo:padding-left="0.101cm" fo:padding-right="0.101cm" fo:padding-top="0.049cm" fo:padding-bottom="0.049cm" fo:border="none"/>
    </style:style>
    <style:style style:name="Tableau1.A4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4" style:family="table-cell">
      <style:table-cell-properties fo:padding-left="0.101cm" fo:padding-right="0.101cm" fo:padding-top="0.049cm" fo:padding-bottom="0.049cm" fo:border="none"/>
    </style:style>
    <style:style style:name="Tableau1.A5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5" style:family="table-cell">
      <style:table-cell-properties fo:padding-left="0.101cm" fo:padding-right="0.101cm" fo:padding-top="0.049cm" fo:padding-bottom="0.049cm" fo:border="none"/>
    </style:style>
    <style:style style:name="Tableau1.A6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B6" style:family="table-cell">
      <style:table-cell-properties style:vertical-align="middle" fo:background-color="transparent" fo:padding-left="0.101cm" fo:padding-right="0.101cm" fo:padding-top="0.049cm" fo:padding-bottom="0.049cm" fo:border="none">
        <style:background-image/>
      </style:table-cell-properties>
    </style:style>
    <style:style style:name="Tableau1.C6" style:family="table-cell">
      <style:table-cell-properties fo:padding-left="0.101cm" fo:padding-right="0.101cm" fo:padding-top="0.049cm" fo:padding-bottom="0.049cm" fo:border="none"/>
    </style:style>
    <style:style style:name="Tableau1.A7" style:family="table-cell">
      <style:table-cell-properties fo:background-color="#ecf191" fo:padding="0cm" fo:border-left="2pt solid #ffffff" fo:border-right="2pt solid #ffffff" fo:border-top="none" fo:border-bottom="2pt solid #ffffff">
        <style:background-image/>
      </style:table-cell-properties>
    </style:style>
    <style:style style:name="Tableau1.C7" style:family="table-cell">
      <style:table-cell-properties fo:padding-left="0.101cm" fo:padding-right="0.101cm" fo:padding-top="0.049cm" fo:padding-bottom="0.049cm" fo:border="none"/>
    </style:style>
    <style:style style:name="Tableau3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3.A" style:family="table-column">
      <style:table-column-properties style:column-width="4.576cm" style:rel-column-width="32767*"/>
    </style:style>
    <style:style style:name="Tableau3.B" style:family="table-column">
      <style:table-column-properties style:column-width="4.576cm" style:rel-column-width="32768*"/>
    </style:style>
    <style:style style:name="Tableau3.1" style:family="table-row">
      <style:table-row-properties style:min-row-height="0.002cm" fo:background-color="transparent">
        <style:background-image/>
      </style:table-row-properties>
    </style:style>
    <style:style style:name="Tableau3.A1" style:family="table-cell">
      <style:table-cell-properties style:vertical-align="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" fo:background-color="#ecf191" fo:padding="0.097cm" fo:border="0.5pt solid #000000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ecf191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fo:margin-top="0cm" fo:margin-bottom="0cm" table:align="margins" fo:background-color="transparent">
        <style:background-image/>
      </style:table-properties>
    </style:style>
    <style:style style:name="Tableau5.A" style:family="table-column">
      <style:table-column-properties style:column-width="4.576cm" style:rel-column-width="32767*"/>
    </style:style>
    <style:style style:name="Tableau5.B" style:family="table-column">
      <style:table-column-properties style:column-width="4.576cm" style:rel-column-width="32768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ecf191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751703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59d39d" officeooo:paragraph-rsid="00751703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0740166"/>
    </style:style>
    <style:style style:name="P28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9" style:family="paragraph" style:parent-style-name="FILET_5f_POINTILLES" style:master-page-name="">
      <loext:graphic-properties draw:fill="none" draw:fill-color="#729fcf"/>
      <style:paragraph-properties fo:margin-top="0cm" fo:margin-bottom="0cm" loext:contextual-spacing="false" style:line-height-at-least="0.7cm" fo:text-align="start" style:justify-single-word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rsid="006b8f9e" officeooo:paragraph-rsid="00740166"/>
    </style:style>
    <style:style style:name="P30" style:family="paragraph" style:parent-style-name="FILET_5f_POINTILLES" style:master-page-name="">
      <loext:graphic-properties draw:fill="none" draw:fill-color="#729fcf"/>
      <style:paragraph-properties fo:margin-top="0cm" fo:margin-bottom="0cm" loext:contextual-spacing="false" style:line-height-at-least="0.7cm" fo:text-align="start" style:justify-single-word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rsid="006b8f9e" officeooo:paragraph-rsid="00751703"/>
    </style:style>
    <style:style style:name="P31" style:family="paragraph" style:parent-style-name="_5f_Paragraphe_20_livret" style:master-page-name="">
      <style:paragraph-properties fo:margin-top="0cm" fo:margin-bottom="0cm" loext:contextual-spacing="false" style:page-number="auto"/>
      <style:text-properties officeooo:paragraph-rsid="00740166"/>
    </style:style>
    <style:style style:name="P32" style:family="paragraph" style:parent-style-name="FILET_5f_POINTILLE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40166"/>
    </style:style>
    <style:style style:name="P33" style:family="paragraph" style:parent-style-name="FILET_5f_POINTILLES">
      <style:paragraph-properties fo:margin-top="0cm" fo:margin-bottom="0cm" loext:contextual-spacing="false"/>
      <style:text-properties officeooo:paragraph-rsid="00740166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10pt" officeooo:paragraph-rsid="00740166" style:font-name-asian="Bitstream Vera Sans2" style:font-size-asian="10pt" style:font-name-complex="Bitstream Vera Sans2" style:font-size-complex="10pt"/>
    </style:style>
    <style:style style:name="P35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2" fo:font-size="10pt" officeooo:paragraph-rsid="00740166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6f027c" officeooo:paragraph-rsid="00740166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6f027c" officeooo:paragraph-rsid="007a2b08" style:font-size-asian="9pt" style:font-weight-asian="bold" style:font-size-complex="9pt" style:font-weight-complex="bold"/>
    </style:style>
    <style:style style:name="P38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text:number-lines="false" text:line-number="0"/>
      <style:text-properties style:font-name="Bitstream Vera Sans2" fo:font-size="10pt" officeooo:paragraph-rsid="00740166" style:font-size-asian="10pt" style:font-size-complex="10pt"/>
    </style:style>
    <style:style style:name="P39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 text:number-lines="false" text:line-number="0"/>
      <style:text-properties style:font-name="Bitstream Vera Sans2" fo:font-size="10pt" officeooo:paragraph-rsid="00740166" style:font-size-asian="10pt" style:font-size-complex="10pt"/>
    </style:style>
    <style:style style:name="P40" style:family="paragraph" style:parent-style-name="_5f_Paragraphe_20_livret">
      <style:paragraph-properties fo:margin-top="0cm" fo:margin-bottom="0cm" loext:contextual-spacing="false"/>
    </style:style>
    <style:style style:name="P41" style:family="paragraph" style:parent-style-name="_5f_Paragraphe_20_livret">
      <style:paragraph-properties fo:margin-top="0cm" fo:margin-bottom="0cm" loext:contextual-spacing="false"/>
      <style:text-properties officeooo:paragraph-rsid="00740166"/>
    </style:style>
    <style:style style:name="P42" style:family="paragraph" style:parent-style-name="_5f_Paragraphe_20_livret">
      <style:paragraph-properties fo:margin-top="0cm" fo:margin-bottom="0cm" loext:contextual-spacing="false"/>
      <style:text-properties officeooo:paragraph-rsid="007521b9"/>
    </style:style>
    <style:style style:name="P43" style:family="paragraph" style:parent-style-name="_5f_Paragraphe_20_livret">
      <style:paragraph-properties fo:margin-top="0cm" fo:margin-bottom="0cm" loext:contextual-spacing="false"/>
      <style:text-properties style:font-name="Bitstream Vera Sans2" fo:font-size="10pt" officeooo:paragraph-rsid="007521b9" style:font-size-asian="10pt" style:font-size-complex="10pt"/>
    </style:style>
    <style:style style:name="P44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officeooo:paragraph-rsid="00740166"/>
    </style:style>
    <style:style style:name="P45" style:family="paragraph" style:parent-style-name="_5f_Paragraphe_20_livret_20_réponse_20_pointillé">
      <style:paragraph-properties fo:margin-top="0cm" fo:margin-bottom="0cm" loext:contextual-spacing="false"/>
      <style:text-properties fo:font-size="9pt" officeooo:paragraph-rsid="0077a5e5" style:font-size-asian="9pt" style:font-size-complex="9pt"/>
    </style:style>
    <style:style style:name="P46" style:family="paragraph" style:parent-style-name="_5f_Paragraphe_20_livret_20_réponse_20_pointillé">
      <style:paragraph-properties fo:margin-top="0cm" fo:margin-bottom="0cm" loext:contextual-spacing="false"/>
      <style:text-properties officeooo:paragraph-rsid="0077a5e5"/>
    </style:style>
    <style:style style:name="P47" style:family="paragraph" style:parent-style-name="Standard">
      <style:paragraph-properties fo:margin-top="0cm" fo:margin-bottom="0.199cm" loext:contextual-spacing="false"/>
      <style:text-properties officeooo:paragraph-rsid="000f832d"/>
    </style:style>
    <style:style style:name="P48" style:family="paragraph" style:parent-style-name="Standard">
      <style:paragraph-properties fo:margin-top="0cm" fo:margin-bottom="0.199cm" loext:contextual-spacing="false" fo:text-align="justify" style:justify-single-word="false" style:shadow="none"/>
      <style:text-properties style:font-name="Bitstream Vera Sans" fo:font-size="10pt" fo:font-style="normal" officeooo:paragraph-rsid="00740166" style:font-size-asian="10pt" style:font-style-asian="normal" style:font-size-complex="10pt" style:font-style-complex="normal"/>
    </style:style>
    <style:style style:name="P49" style:family="paragraph" style:parent-style-name="_5f_Paragraphe_20_livret">
      <style:paragraph-properties fo:margin-top="0cm" fo:margin-bottom="0.199cm" loext:contextual-spacing="false"/>
    </style:style>
    <style:style style:name="P50" style:family="paragraph" style:parent-style-name="FILET_5f_POINTILLES">
      <style:text-properties officeooo:rsid="006b8f9e" officeooo:paragraph-rsid="00740166"/>
    </style:style>
    <style:style style:name="P51" style:family="paragraph" style:parent-style-name="FILET_5f_POINTILLES">
      <style:text-properties officeooo:paragraph-rsid="00740166"/>
    </style:style>
    <style:style style:name="P52" style:family="paragraph" style:parent-style-name="FILET_5f_POINTILLES">
      <style:text-properties officeooo:paragraph-rsid="0079f144"/>
    </style:style>
    <style:style style:name="P53" style:family="paragraph" style:parent-style-name="Standard">
      <style:paragraph-properties fo:margin-top="0.101cm" fo:margin-bottom="0cm" loext:contextual-spacing="false" fo:text-align="justify" style:justify-single-word="false"/>
      <style:text-properties officeooo:paragraph-rsid="00740166"/>
    </style:style>
    <style:style style:name="P54" style:family="paragraph" style:parent-style-name="_5f_Paragraphe_20_livret">
      <style:text-properties fo:font-size="9pt" officeooo:paragraph-rsid="00740166" style:font-size-asian="9pt" style:font-size-complex="9pt"/>
    </style:style>
    <style:style style:name="P55" style:family="paragraph" style:parent-style-name="_5f_Paragraphe_20_livret">
      <style:paragraph-properties fo:margin-top="0.101cm" fo:margin-bottom="0.101cm" loext:contextual-spacing="false"/>
      <style:text-properties fo:font-size="9pt" officeooo:paragraph-rsid="00740166" style:font-size-asian="9pt" style:font-size-complex="9pt"/>
    </style:style>
    <style:style style:name="P56" style:family="paragraph" style:parent-style-name="_5f_Paragraphe_20_livret_20_">
      <style:paragraph-properties fo:margin-top="0.101cm" fo:margin-bottom="0.199cm" loext:contextual-spacing="false"/>
      <style:text-properties officeooo:paragraph-rsid="00740166"/>
    </style:style>
    <style:style style:name="P57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40166"/>
    </style:style>
    <style:style style:name="P58" style:family="paragraph" style:parent-style-name="Standard" style:list-style-name="Num_5f_Exo">
      <style:paragraph-properties fo:margin-top="0.63cm" fo:margin-bottom="0cm" loext:contextual-spacing="false"/>
      <style:text-properties officeooo:paragraph-rsid="00740166"/>
    </style:style>
    <style:style style:name="P59" style:family="paragraph" style:parent-style-name="_5f_Exo_5f_Num" style:list-style-name="Num_5f_Exo"/>
    <style:style style:name="P60" style:family="paragraph" style:parent-style-name="_5f_Exo_5f_Num" style:list-style-name="Num_5f_Exo">
      <style:paragraph-properties fo:margin-top="0.4cm" fo:margin-bottom="0.169cm" loext:contextual-spacing="false"/>
    </style:style>
    <style:style style:name="P61" style:family="paragraph" style:parent-style-name="_5f_Exo_5f_Num">
      <style:paragraph-properties fo:margin-top="0.4cm" fo:margin-bottom="0.101cm" loext:contextual-spacing="false"/>
    </style:style>
    <style:style style:name="P62" style:family="paragraph" style:parent-style-name="_5f_Exo_5f_Num">
      <style:paragraph-properties fo:margin-top="0.499cm" fo:margin-bottom="0cm" loext:contextual-spacing="false"/>
    </style:style>
    <style:style style:name="P63" style:family="paragraph" style:parent-style-name="_5f_Exo_5f_Num" style:list-style-name="Num_5f_Exo">
      <style:paragraph-properties fo:margin-top="0.499cm" fo:margin-bottom="0cm" loext:contextual-spacing="false"/>
    </style:style>
    <style:style style:name="P64" style:family="paragraph" style:parent-style-name="_5f_Exo_5f_Num" style:list-style-name="Num_5f_Exo">
      <style:paragraph-properties fo:margin-top="0.55cm" fo:margin-bottom="0cm" loext:contextual-spacing="false"/>
      <style:text-properties officeooo:paragraph-rsid="00751703"/>
    </style:style>
    <style:style style:name="P65" style:family="paragraph" style:parent-style-name="_5f_Exo_5f_Num" style:list-style-name="Num_5f_Exo">
      <style:paragraph-properties fo:margin-top="0.72cm" fo:margin-bottom="0.101cm" loext:contextual-spacing="false"/>
    </style:style>
    <style:style style:name="P66" style:family="paragraph" style:parent-style-name="_5f_Paragraphe_20_livret" style:list-style-name="Num_5f_Exo">
      <style:text-properties fo:letter-spacing="-0.014cm"/>
    </style:style>
    <style:style style:name="P67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521b9"/>
    </style:style>
    <style:style style:name="P68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2b08"/>
    </style:style>
    <style:style style:name="P69" style:family="paragraph" style:parent-style-name="_5f_Paragraphe_20_livret_20_réponse_20_élève" style:list-style-name="L2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2b08"/>
    </style:style>
    <style:style style:name="P70" style:family="paragraph" style:parent-style-name="_5f_Pied_20_de_20_page" style:list-style-name=""/>
    <style:style style:name="P71" style:family="paragraph" style:parent-style-name="_5f_Pied_20_de_20_page" style:list-style-name="">
      <style:paragraph-properties fo:text-align="end" style:justify-single-word="false"/>
    </style:style>
    <style:style style:name="P72" style:family="paragraph" style:parent-style-name="_5f_Pied_20_de_20_page">
      <style:paragraph-properties fo:text-align="end" style:justify-single-word="false"/>
    </style:style>
    <style:style style:name="P7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_5f_Titre_20_d_27_exercices_20_livret">
      <style:paragraph-properties fo:margin-top="0.529cm" fo:margin-bottom="0.199cm" loext:contextual-spacing="false"/>
    </style:style>
    <style:style style:name="P75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loext:contextual-spacing="false" style:page-number="42" fo:break-before="auto" fo:break-after="auto" style:shadow="none">
        <style:tab-stops/>
      </style:paragraph-properties>
      <style:text-properties officeooo:paragraph-rsid="006f8af7"/>
    </style:style>
    <style:style style:name="P76" style:family="paragraph" style:parent-style-name="_5f_num_5f_abcd">
      <style:paragraph-properties fo:margin-top="0.199cm" fo:margin-bottom="0.101cm" loext:contextual-spacing="false"/>
    </style:style>
    <style:style style:name="P77" style:family="paragraph" style:parent-style-name="_5f_num_5f_abcd" style:list-style-name="liste_5f_abc">
      <style:paragraph-properties fo:margin-top="0.199cm" fo:margin-bottom="0.101cm" loext:contextual-spacing="false"/>
      <style:text-properties officeooo:paragraph-rsid="007b1eb9"/>
    </style:style>
    <style:style style:name="P78" style:family="paragraph" style:parent-style-name="_5f_num_5f_abcd">
      <style:paragraph-properties fo:margin-top="0cm" fo:margin-bottom="0cm" loext:contextual-spacing="false"/>
    </style:style>
    <style:style style:name="P79" style:family="paragraph" style:parent-style-name="_5f_num_5f_abcd">
      <style:paragraph-properties fo:margin-top="0.3cm" fo:margin-bottom="0cm" loext:contextual-spacing="false"/>
    </style:style>
    <style:style style:name="P80" style:family="paragraph" style:parent-style-name="_5f_num_5f_abcd" style:list-style-name="liste_5f_abc">
      <style:paragraph-properties fo:margin-top="0.3cm" fo:margin-bottom="0cm" loext:contextual-spacing="false"/>
    </style:style>
    <style:style style:name="P81" style:family="paragraph" style:parent-style-name="_5f_num_5f_abcd" style:list-style-name="liste_5f_abc">
      <style:paragraph-properties fo:margin-top="0.3cm" fo:margin-bottom="0cm" loext:contextual-spacing="false"/>
      <style:text-properties officeooo:paragraph-rsid="007a2b08"/>
    </style:style>
    <style:style style:name="P82" style:family="paragraph" style:parent-style-name="_5f_num_5f_abcd">
      <style:paragraph-properties fo:margin-top="0.3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83" style:family="paragraph" style:parent-style-name="_5f_num_5f_abcd">
      <style:paragraph-properties fo:margin-top="0.199cm" fo:margin-bottom="0cm" loext:contextual-spacing="false"/>
    </style:style>
    <style:style style:name="P84" style:family="paragraph" style:parent-style-name="_5f_num_5f_abcd">
      <style:paragraph-properties fo:margin-top="0.199cm" fo:margin-bottom="0cm" loext:contextual-spacing="false"/>
      <style:text-properties officeooo:paragraph-rsid="0077a5e5"/>
    </style:style>
    <style:style style:name="P85" style:family="paragraph" style:parent-style-name="_5f_num_5f_abcd">
      <style:paragraph-properties fo:margin-top="0.199cm" fo:margin-bottom="0.199cm" loext:contextual-spacing="false"/>
    </style:style>
    <style:style style:name="P8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1" style:family="paragraph">
      <style:paragraph-properties fo:margin-top="0cm" fo:margin-bottom="0.199cm" fo:text-align="center"/>
    </style:style>
    <style:style style:name="P92" style:family="paragraph">
      <loext:graphic-properties draw:fill-color="#e8c32a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9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9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6702fc" style:font-size-asian="12pt" style:font-size-complex="12pt"/>
    </style:style>
    <style:style style:name="T6" style:family="text">
      <style:text-properties fo:font-size="12pt" officeooo:rsid="0068be1a" style:font-size-asian="12pt" style:font-size-complex="12pt"/>
    </style:style>
    <style:style style:name="T7" style:family="text">
      <style:text-properties fo:font-size="12pt" officeooo:rsid="006aea6b" style:font-size-asian="12pt" style:font-size-complex="12pt"/>
    </style:style>
    <style:style style:name="T8" style:family="text">
      <style:text-properties fo:font-size="12pt" style:font-size-asian="12pt" style:font-style-asian="italic" style:font-size-complex="12pt" style:font-style-complex="italic"/>
    </style:style>
    <style:style style:name="T9" style:family="text">
      <style:text-properties fo:font-size="12pt" fo:letter-spacing="-0.011cm" officeooo:rsid="006702fc" style:font-size-asian="12pt" style:font-size-complex="12pt"/>
    </style:style>
    <style:style style:name="T10" style:family="text">
      <style:text-properties fo:font-size="12pt" fo:letter-spacing="-0.004cm" style:font-size-asian="12pt" style:font-size-complex="12pt"/>
    </style:style>
    <style:style style:name="T11" style:family="text">
      <style:text-properties fo:font-size="12pt" fo:letter-spacing="-0.007cm" style:font-size-asian="12pt" style:font-style-asian="italic" style:font-size-complex="12pt" style:font-style-complex="italic"/>
    </style:style>
    <style:style style:name="T12" style:family="text">
      <style:text-properties officeooo:rsid="0068fab6"/>
    </style:style>
    <style:style style:name="T13" style:family="text">
      <style:text-properties style:font-name="Times New Roman" fo:font-size="18pt" fo:font-style="italic" officeooo:rsid="0068fab6" style:font-size-asian="18pt" style:font-style-asian="italic" style:font-size-complex="18pt" style:font-style-complex="italic"/>
    </style:style>
    <style:style style:name="T14" style:family="text">
      <style:text-properties style:font-name="Times New Roman" fo:font-size="12pt" fo:letter-spacing="-0.011cm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style="italic" style:font-size-asian="12pt" style:font-size-complex="12pt"/>
    </style:style>
    <style:style style:name="T1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7" style:family="text">
      <style:text-properties fo:text-transform="uppercase" fo:color="#808080" style:font-name="Bitstream Vera Sans1" fo:font-size="9pt" fo:language="en" fo:country="US" officeooo:rsid="004ebb8a" fo:background-color="transparent" loext:char-shading-value="0"/>
    </style:style>
    <style:style style:name="T18" style:family="text">
      <style:text-properties fo:text-transform="uppercase" fo:color="#808080" style:font-name="Bitstream Vera Sans1" fo:font-size="9pt" fo:language="en" fo:country="US" officeooo:rsid="0019fee0" fo:background-color="transparent" loext:char-shading-value="0"/>
    </style:style>
    <style:style style:name="T19" style:family="text">
      <style:text-properties style:font-name="Times New Roman1" fo:font-size="12pt" fo:font-style="italic" style:font-size-asian="12pt" style:font-size-complex="12pt"/>
    </style:style>
    <style:style style:name="T20" style:family="text">
      <style:text-properties style:font-name="Times New Roman1" fo:font-size="12pt" fo:letter-spacing="-0.011cm" fo:font-style="italic" style:font-size-asian="12pt" style:font-style-asian="italic" style:font-size-complex="12pt" style:font-style-complex="italic"/>
    </style:style>
    <style:style style:name="T21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OpenSymbol1" fo:font-size="10pt" fo:letter-spacing="-0.004cm" fo:font-style="normal" style:font-size-asian="10pt" style:font-style-asian="normal" style:font-size-complex="10pt" style:font-style-complex="normal"/>
    </style:style>
    <style:style style:name="T23" style:family="text">
      <style:text-properties style:font-name="OpenSymbol1" fo:font-style="normal" fo:font-weight="normal"/>
    </style:style>
    <style:style style:name="T24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Times New Roman1" fo:font-size="12pt" fo:font-style="italic" style:font-size-asian="12pt" style:font-size-complex="12pt"/>
    </style:style>
    <style:style style:name="T27" style:family="text">
      <style:text-properties fo:color="#000000" style:font-name="Times New Roman1" fo:font-size="12pt" fo:font-style="italic" officeooo:rsid="0065a202" style:font-size-asian="12pt" style:font-size-complex="12pt"/>
    </style:style>
    <style:style style:name="T28" style:family="text">
      <style:text-properties fo:color="#000000" style:font-name="Bitstream Vera Sans2"/>
    </style:style>
    <style:style style:name="T29" style:family="text">
      <style:text-properties fo:color="#000000" style:font-name="Bitstream Vera Sans2" fo:font-size="10pt"/>
    </style:style>
    <style:style style:name="T30" style:family="text">
      <style:text-properties fo:color="#000000" style:font-name="Bitstream Vera Sans2" fo:font-size="10pt" officeooo:rsid="0065a202"/>
    </style:style>
    <style:style style:name="T31" style:family="text">
      <style:text-properties fo:color="#000000" style:font-name="Bitstream Vera Sans2" officeooo:rsid="0065a202"/>
    </style:style>
    <style:style style:name="T32" style:family="text">
      <style:text-properties fo:color="#000000" officeooo:rsid="006f4e7a"/>
    </style:style>
    <style:style style:name="T33" style:family="text">
      <style:text-properties fo:color="#000000" fo:font-size="9pt" officeooo:rsid="006f027c" style:font-size-asian="9pt" style:font-size-complex="9pt"/>
    </style:style>
    <style:style style:name="T34" style:family="text">
      <style:text-properties fo:color="#000000" style:text-position="0% 100%" style:font-name="Bitstream Vera Sans2" fo:font-size="10pt" fo:letter-spacing="-0.011cm" fo:font-style="normal" officeooo:rsid="006f4e7a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style:font-name-asian="OpenSymbol1" style:font-style-asian="normal" style:font-name-complex="OpenSymbol1" style:font-style-complex="normal"/>
    </style:style>
    <style:style style:name="T37" style:family="text">
      <style:text-properties style:text-position="0% 100%" style:font-name-asian="OpenSymbol1" style:font-style-asian="normal" style:font-name-complex="OpenSymbol1" style:font-style-complex="normal"/>
    </style:style>
    <style:style style:name="T38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39" style:family="text">
      <style:text-properties style:text-position="0% 100%" officeooo:rsid="006f027c" style:font-name-asian="OpenSymbol1" style:font-name-complex="OpenSymbol1"/>
    </style:style>
    <style:style style:name="T40" style:family="text">
      <style:text-properties style:text-position="0% 100%" officeooo:rsid="006f1f47" style:font-name-asian="OpenSymbol1" style:font-name-complex="OpenSymbol1"/>
    </style:style>
    <style:style style:name="T41" style:family="text">
      <style:text-properties style:text-position="0% 100%" officeooo:rsid="006f4e7a" style:font-name-asian="OpenSymbol1" style:font-name-complex="OpenSymbol1"/>
    </style:style>
    <style:style style:name="T42" style:family="text">
      <style:text-properties style:text-position="0% 100%" fo:letter-spacing="-0.011cm" officeooo:rsid="0071b9ae" style:font-name-asian="OpenSymbol1" style:font-name-complex="OpenSymbol1"/>
    </style:style>
    <style:style style:name="T43" style:family="text">
      <style:text-properties style:text-position="0% 100%" fo:letter-spacing="-0.011cm" officeooo:rsid="006f4e7a" style:font-name-asian="OpenSymbol1" style:font-name-complex="OpenSymbol1"/>
    </style:style>
    <style:style style:name="T44" style:family="text">
      <style:text-properties style:text-position="0% 100%" fo:letter-spacing="-0.011cm" fo:font-weight="bold" officeooo:rsid="0071b9ae" style:font-name-asian="OpenSymbol1" style:font-weight-asian="bold" style:font-name-complex="OpenSymbol1" style:font-weight-complex="bold"/>
    </style:style>
    <style:style style:name="T45" style:family="text">
      <style:text-properties style:text-position="0% 100%" fo:letter-spacing="-0.011cm" fo:font-weight="bold" officeooo:rsid="006f4e7a" style:font-name-asian="OpenSymbol1" style:font-weight-asian="bold" style:font-name-complex="OpenSymbol1" style:font-weight-complex="bold"/>
    </style:style>
    <style:style style:name="T46" style:family="text">
      <style:text-properties style:text-position="0% 100%" fo:letter-spacing="-0.011cm" fo:font-weight="normal" officeooo:rsid="0071b9ae" style:font-name-asian="OpenSymbol1" style:font-weight-asian="normal" style:font-name-complex="OpenSymbol1" style:font-weight-complex="normal"/>
    </style:style>
    <style:style style:name="T47" style:family="text">
      <style:text-properties style:text-position="0% 100%" fo:letter-spacing="-0.011cm" fo:font-weight="normal" officeooo:rsid="006f4e7a" style:font-name-asian="OpenSymbol1" style:font-weight-asian="normal" style:font-name-complex="OpenSymbol1" style:font-weight-complex="normal"/>
    </style:style>
    <style:style style:name="T48" style:family="text">
      <style:text-properties fo:letter-spacing="-0.007cm"/>
    </style:style>
    <style:style style:name="T49" style:family="text">
      <style:text-properties fo:letter-spacing="-0.007cm" officeooo:rsid="0068425c"/>
    </style:style>
    <style:style style:name="T50" style:family="text">
      <style:text-properties fo:letter-spacing="-0.007cm" officeooo:rsid="0068be1a"/>
    </style:style>
    <style:style style:name="T51" style:family="text">
      <style:text-properties fo:letter-spacing="-0.007cm" officeooo:rsid="007a2b08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6096d4"/>
    </style:style>
    <style:style style:name="T54" style:family="text">
      <style:text-properties style:font-name="Bitstream Vera Sans2"/>
    </style:style>
    <style:style style:name="T55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style:font-name="Bitstream Vera Sans2" fo:font-size="10pt" style:font-size-asian="10pt" style:font-size-complex="10pt"/>
    </style:style>
    <style:style style:name="T57" style:family="text">
      <style:text-properties style:font-name="Bitstream Vera Sans2" fo:font-size="10pt" fo:letter-spacing="-0.007cm" fo:font-style="normal" style:font-size-asian="10pt" style:font-style-asian="normal" style:font-size-complex="10pt" style:font-style-complex="normal"/>
    </style:style>
    <style:style style:name="T58" style:family="text">
      <style:text-properties style:font-name="Bitstream Vera Sans2" officeooo:rsid="0065a202"/>
    </style:style>
    <style:style style:name="T59" style:family="text">
      <style:text-properties style:font-name="Bitstream Vera Sans2" fo:font-size="12pt" fo:letter-spacing="-0.011cm" fo:font-style="italic" officeooo:rsid="006702fc" style:font-size-asian="12pt" style:font-style-asian="italic" style:font-size-complex="12pt" style:font-style-complex="italic"/>
    </style:style>
    <style:style style:name="T60" style:family="text">
      <style:text-properties style:font-name="Bitstream Vera Sans2" officeooo:rsid="006702fc"/>
    </style:style>
    <style:style style:name="T61" style:family="text">
      <style:text-properties style:font-name="Bitstream Vera Sans2" officeooo:rsid="0068425c"/>
    </style:style>
    <style:style style:name="T62" style:family="text">
      <style:text-properties fo:font-variant="normal" fo:text-transform="none" style:text-position="0% 100%" fo:letter-spacing="-0.004cm" fo:language="zxx" fo:country="none" style:text-underline-style="none" fo:font-weight="normal" officeooo:rsid="0013f8a6" style:font-name-asian="Times New Roman" style:language-asian="zxx" style:country-asian="none" style:font-weight-asian="normal" style:font-name-complex="Times New Roman" style:font-weight-complex="normal" loext:shadow="none"/>
    </style:style>
    <style:style style:name="T63" style:family="text">
      <style:text-properties fo:font-variant="normal" fo:text-transform="none" style:text-position="0% 100%" fo:letter-spacing="-0.004cm" fo:language="zxx" fo:country="none" style:text-underline-style="none" officeooo:rsid="0013f8a6" fo:background-color="transparent" loext:char-shading-value="0" style:font-name-asian="Times New Roman" style:language-asian="zxx" style:country-asian="none" style:font-weight-asian="normal" style:font-name-complex="Times New Roman" style:font-weight-complex="normal" loext:shadow="none"/>
    </style:style>
    <style:style style:name="T64" style:family="text">
      <style:text-properties fo:font-variant="normal" fo:text-transform="none" style:text-position="0% 100%" fo:letter-spacing="-0.004cm" fo:language="zxx" fo:country="none" fo:font-style="normal" style:text-underline-style="none" officeooo:rsid="0013f8a6" fo:background-color="transparent" loext:char-shading-value="0" style:font-name-asian="Times New Roman" style:language-asian="zxx" style:country-asian="none" style:font-style-asian="normal" style:font-weight-asian="normal" style:font-name-complex="Times New Roman" style:font-style-complex="normal" style:font-weight-complex="normal" loext:shadow="none"/>
    </style:style>
    <style:style style:name="T65" style:family="text">
      <style:text-properties fo:font-variant="normal" fo:text-transform="none" style:text-position="0% 100%" fo:font-size="12pt" fo:letter-spacing="-0.004cm" fo:language="zxx" fo:country="none" style:text-underline-style="none" officeooo:rsid="0013f8a6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font-weight-complex="normal" loext:shadow="none"/>
    </style:style>
    <style:style style:name="T66" style:family="text">
      <style:text-properties fo:color="#e8c32a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letter-spacing="-0.004cm"/>
    </style:style>
    <style:style style:name="T69" style:family="text">
      <style:text-properties fo:letter-spacing="-0.004cm" officeooo:rsid="005ad4d5"/>
    </style:style>
    <style:style style:name="T70" style:family="text">
      <style:text-properties fo:letter-spacing="-0.004cm" fo:font-style="normal" style:font-style-asian="normal" style:font-style-complex="normal"/>
    </style:style>
    <style:style style:name="T71" style:family="text">
      <style:text-properties style:use-window-font-color="true" style:text-outline="false" style:text-line-through-style="none" style:text-line-through-type="none" style:font-name="Bitstream Vera Sans2" fo:font-size="10pt" fo:letter-spacing="-0.007cm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font-relief="none"/>
    </style:style>
    <style:style style:name="T72" style:family="text">
      <style:text-properties style:use-window-font-color="true" style:font-name="Bitstream Vera Sans1" fo:font-size="10pt" fo:font-weight="normal" officeooo:rsid="007a2b08" style:font-size-asian="10.5pt"/>
    </style:style>
    <style:style style:name="T73" style:family="text">
      <style:text-properties fo:language="zxx" fo:country="none" style:language-asian="zxx" style:country-asian="none"/>
    </style:style>
    <style:style style:name="T74" style:family="text">
      <style:text-properties fo:letter-spacing="-0.011cm"/>
    </style:style>
    <style:style style:name="T75" style:family="text">
      <style:text-properties fo:letter-spacing="-0.011cm" fo:font-style="normal" style:font-style-asian="normal" style:font-style-complex="normal"/>
    </style:style>
    <style:style style:name="T76" style:family="text">
      <style:text-properties fo:letter-spacing="-0.011cm" fo:font-style="normal" officeooo:rsid="005ad4d5" style:font-style-asian="normal" style:font-style-complex="normal"/>
    </style:style>
    <style:style style:name="T77" style:family="text">
      <style:text-properties fo:letter-spacing="-0.011cm" fo:font-style="normal" officeooo:rsid="006702fc" style:font-style-asian="normal" style:font-style-complex="normal"/>
    </style:style>
    <style:style style:name="T78" style:family="text">
      <style:text-properties fo:letter-spacing="-0.011cm" officeooo:rsid="006702fc"/>
    </style:style>
    <style:style style:name="T79" style:family="text">
      <style:text-properties officeooo:rsid="0065a202"/>
    </style:style>
    <style:style style:name="T80" style:family="text">
      <style:text-properties officeooo:rsid="006702fc"/>
    </style:style>
    <style:style style:name="T81" style:family="text">
      <style:text-properties fo:font-style="italic"/>
    </style:style>
    <style:style style:name="T82" style:family="text">
      <style:text-properties fo:font-style="italic" fo:font-weight="normal"/>
    </style:style>
    <style:style style:name="T83" style:family="text">
      <style:text-properties fo:font-style="italic" style:font-name-asian="OpenSymbol1" style:font-style-asian="normal" style:font-name-complex="OpenSymbol1" style:font-style-complex="normal"/>
    </style:style>
    <style:style style:name="T84" style:family="text">
      <style:text-properties fo:text-transform="lowercase" style:font-name="Times New Roman1" fo:font-size="12pt" fo:font-style="italic" fo:background-color="transparent" loext:char-shading-value="0" style:font-size-asian="12pt" style:font-size-complex="12pt"/>
    </style:style>
    <style:style style:name="T85" style:family="text">
      <style:text-properties fo:text-transform="lowercase" fo:font-style="italic" fo:background-color="transparent" loext:char-shading-value="0"/>
    </style:style>
    <style:style style:name="T86" style:family="text">
      <style:text-properties fo:text-transform="lowercase" fo:font-style="italic" fo:background-color="transparent" loext:char-shading-value="0" style:font-name-asian="OpenSymbol1" style:font-style-asian="normal" style:font-name-complex="OpenSymbol1" style:font-style-complex="normal"/>
    </style:style>
    <style:style style:name="T87" style:family="text">
      <style:text-properties fo:text-transform="lowercase" style:font-name="OpenSymbol1" fo:font-style="normal" fo:background-color="transparent" loext:char-shading-value="0" style:font-name-asian="OpenSymbol1" style:font-style-asian="normal" style:font-name-complex="OpenSymbol1" style:font-style-complex="normal"/>
    </style:style>
    <style:style style:name="T88" style:family="text">
      <style:text-properties officeooo:rsid="006b8f9e"/>
    </style:style>
    <style:style style:name="T89" style:family="text">
      <style:text-properties officeooo:rsid="0073831a"/>
    </style:style>
    <style:style style:name="T90" style:family="text">
      <style:text-properties fo:letter-spacing="-0.018cm"/>
    </style:style>
    <style:style style:name="T91" style:family="text">
      <style:text-properties officeooo:rsid="006096d4"/>
    </style:style>
    <style:style style:name="T92" style:family="text">
      <style:text-properties style:font-size-asian="12pt" style:font-style-asian="italic" style:font-size-complex="12pt" style:font-style-complex="italic"/>
    </style:style>
    <style:style style:name="T93" style:family="text">
      <style:text-properties officeooo:rsid="0068425c"/>
    </style:style>
    <style:style style:name="T94" style:family="text">
      <style:text-properties officeooo:rsid="0068be1a"/>
    </style:style>
    <style:style style:name="T95" style:family="text">
      <style:text-properties officeooo:rsid="006aea6b"/>
    </style:style>
    <style:style style:name="T96" style:family="text">
      <style:text-properties style:text-position="super 58%" officeooo:rsid="006aea6b"/>
    </style:style>
    <style:style style:name="T97" style:family="text">
      <style:text-properties officeooo:rsid="006f027c"/>
    </style:style>
    <style:style style:name="T98" style:family="text">
      <style:text-properties fo:font-size="9pt" officeooo:rsid="006f027c" style:font-size-asian="9pt" style:font-size-complex="9pt"/>
    </style:style>
    <style:style style:name="T99" style:family="text">
      <style:text-properties fo:font-size="9pt" officeooo:rsid="006f027c"/>
    </style:style>
    <style:style style:name="T100" style:family="text">
      <style:text-properties officeooo:rsid="007a2b08"/>
    </style:style>
    <style:style style:name="T101" style:family="text">
      <style:text-properties fo:font-size="11pt" style:font-size-asian="11pt" style:font-size-complex="11pt"/>
    </style:style>
    <style:style style:name="T102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03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/>
    </style:style>
    <style:style style:name="T104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0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679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67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7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7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7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7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8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8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8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68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6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8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6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680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626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9cm" fo:min-width="0.626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6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681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6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681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6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8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303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8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58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49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59cm" fo:min-width="0.228cm" draw:shadow="hidden" draw:shadow-offset-x="0.3cm" draw:shadow-offset-y="0.3cm" draw:shadow-color="#808080" style:run-through="foreground"/>
    </style:style>
    <style:style style:name="gr37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5364738" text:style-name="Num_5f_Exo">
        <text:list-header>
          <text:h text:style-name="P75" text:outline-level="1"><draw:g text:anchor-type="paragraph" draw:z-index="13" draw:style-name="gr1"><draw:custom-shape draw:style-name="gr37" draw:text-style-name="P92" svg:width="3.964cm" svg:height="0.641cm" draw:transform="skewX (0.00279252680319092) rotate (0.0872664625997165) translate (-0.370416666666667cm -0.0934861111111111cm)"><text:p text:style-name="P91"><text:span text:style-name="T10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55"><draw:frame draw:style-name="fr1" draw:name="Cadre1" text:anchor-type="as-char" svg:width="9.135cm" draw:z-index="11"><draw:text-box fo:min-height="3.805cm"><text:section text:style-name="Sect1" text:name="Section1"><text:p text:style-name="P28"/><text:p text:style-name="P53">Sur internet, une BD manga coûte 6,90 € avec 10 € de frais de port. </text:p><text:p text:style-name="P48"><text:span text:style-name="_5f_Niveau_5f_jaune"><text:span text:style-name="T71">Exprime le prix à payer en fonction du nombre de livres achetés.</text:span></text:span></text:p><text:p text:style-name="P47"><text:span text:style-name="_5f_Consigne"><text:span text:style-name="T66">Correction</text:span></text:span></text:p><text:p text:style-name="P31">J’appelle <text:span text:style-name="_5f_variables"><text:span text:style-name="T4">x</text:span></text:span> le nombre de livres achetés. </text:p><text:p text:style-name="P41"><text:span text:style-name="T68">6,90 € l’un font 6,90</text:span><text:span text:style-name="_5f_variables"><text:span text:style-name="T70"> </text:span></text:span><text:span text:style-name="_5f_variables"><text:span text:style-name="T22">×</text:span></text:span><text:span text:style-name="_5f_variables"><text:span text:style-name="T70"> </text:span></text:span><text:span text:style-name="_5f_variables"><text:span text:style-name="T10">x </text:span></text:span><text:span text:style-name="_5f_BVS"><text:span text:style-name="T69">pour les livres achetés</text:span></text:span><text:span text:style-name="_5f_variables"><text:span text:style-name="T68">.</text:span></text:span></text:p><text:p text:style-name="P41">Avec les frais de port on obtient 6,90<text:span text:style-name="_5f_variables"><text:span text:style-name="T35"> </text:span></text:span><text:span text:style-name="_5f_variables"><text:span text:style-name="T21">×</text:span></text:span><text:span text:style-name="_5f_variables"><text:span text:style-name="T35"> </text:span></text:span><text:span text:style-name="_5f_variables"><text:span text:style-name="T4">x</text:span></text:span><text:span text:style-name="_5f_variables"><text:span text:style-name="T35"> </text:span></text:span><text:span text:style-name="_5f_variables"><text:span text:style-name="T73">+</text:span></text:span><text:span text:style-name="_5f_variables"><text:span text:style-name="T35"> </text:span></text:span><text:span text:style-name="_5f_BVS">10</text:span><text:span text:style-name="_5f_variables">.</text:span></text:p><text:p text:style-name="P27"><text:span text:style-name="_5f_BVS"><text:span text:style-name="T62">Le prix de </text:span></text:span><text:span text:style-name="_5f_variables"><text:span text:style-name="T65">x</text:span></text:span><text:span text:style-name="_5f_variables"><text:span text:style-name="T64"> </text:span></text:span><text:span text:style-name="_5f_BVS"><text:span text:style-name="T62">livres est 6,90</text:span></text:span><text:span text:style-name="_5f_variables"><text:span text:style-name="T64"> </text:span></text:span><text:span text:style-name="_5f_variables"><text:span text:style-name="T65">x</text:span></text:span><text:span text:style-name="_5f_variables"><text:span text:style-name="T64"> </text:span></text:span><text:span text:style-name="_5f_variables"><text:span text:style-name="T63">+</text:span></text:span><text:span text:style-name="_5f_variables"><text:span text:style-name="T64"> </text:span></text:span><text:span text:style-name="_5f_BVS"><text:span text:style-name="T62">10 €</text:span></text:span><text:span text:style-name="_5f_variables"><text:span text:style-name="T63">.</text:span></text:span></text:p></text:section></draw:text-box></draw:frame></text:span></text:span></text:h>
        </text:list-header>
        <text:list-item>
          <text:h text:style-name="P60" text:outline-level="1"><text:span text:style-name="T75"> </text:span><text:span text:style-name="T14">n</text:span><text:span text:style-name="T75"> </text:span><text:span text:style-name="T76">est </text:span><text:span text:style-name="T75">un nombre entier. Exprime en fonction de </text:span><text:span text:style-name="T20">n</text:span><text:span text:style-name="T74"> :</text:span></text:h>
        </text:list-item>
      </text:list>
      <text:list xml:id="list830342484" text:style-name="liste_5f_abc">
        <text:list-item>
          <text:p text:style-name="_5f_num_5f_abcd">la moitié de <text:span text:style-name="T19">n</text:span> : <text:span text:style-name="_5f_pointillés_20_gris"><text:tab/></text:span></text:p>
        </text:list-item>
        <text:list-item>
          <text:p text:style-name="P76"><text:span text:style-name="T54">le double de </text:span><text:span text:style-name="T19">n</text:span><text:span text:style-name="T54"> : </text:span><text:span text:style-name="_5f_pointillés_20_gris"><text:tab/></text:span></text:p>
        </text:list-item>
        <text:list-item>
          <text:p text:style-name="P76"><text:span text:style-name="_5f_pointillés_20_gris"><text:span text:style-name="T29">le </text:span></text:span><text:span text:style-name="_5f_pointillés_20_gris"><text:span text:style-name="T30">tiers</text:span></text:span><text:span text:style-name="_5f_pointillés_20_gris"><text:span text:style-name="T29"> de </text:span></text:span><text:span text:style-name="_5f_pointillés_20_gris"><text:span text:style-name="T26">n</text:span></text:span><text:span text:style-name="_5f_pointillés_20_gris"><text:span text:style-name="T28"> : </text:span></text:span><text:span text:style-name="_5f_pointillés_20_gris"><text:tab/></text:span></text:p>
        </text:list-item>
        <text:list-item>
          <text:p text:style-name="P76"><text:span text:style-name="_5f_BVS"><text:span text:style-name="T79">le triple de </text:span></text:span><text:span text:style-name="_5f_pointillés_20_gris"><text:span text:style-name="T27">n</text:span></text:span><text:span text:style-name="_5f_pointillés_20_gris"><text:span text:style-name="T31"> :</text:span></text:span><text:span text:style-name="_5f_pointillés_20_gris"><text:span text:style-name="T79"><text:tab/></text:span></text:span></text:p>
        </text:list-item>
        <text:list-item>
          <text:p text:style-name="P76">le nombre entier suivant <text:span text:style-name="T19">n</text:span> : <text:span text:style-name="_5f_pointillés_20_gris"><text:tab/></text:span></text:p>
        </text:list-item>
        <text:list-item>
          <text:p text:style-name="P76"><text:span text:style-name="_5f_pointillés_20_gris"><text:span text:style-name="T29">le nombre entier précédent </text:span></text:span><text:span text:style-name="_5f_pointillés_20_gris"><text:span text:style-name="T26">n </text:span></text:span><text:span text:style-name="_5f_pointillés_20_gris"><text:span text:style-name="T28">:</text:span></text:span><text:span text:style-name="_5f_pointillés_20_gris"><text:span text:style-name="T54"> </text:span></text:span><text:span text:style-name="_5f_pointillés_20_gris"><text:tab/></text:span></text:p>
        </text:list-item>
      </text:list>
      <text:list xml:id="list172928145725221" text:continue-list="list1395364738" text:style-name="Num_5f_Exo">
        <text:list-item>
          <text:h text:style-name="P61" text:outline-level="1"><text:span text:style-name="T75"> </text:span><text:span text:style-name="T77">Si</text:span><text:span text:style-name="T59"> </text:span><text:span text:style-name="_5f_variables"><text:span text:style-name="T9">x</text:span></text:span><text:span text:style-name="T59"> </text:span><text:span text:style-name="_5f_BVS"><text:span text:style-name="T78">représente un nombre, comment écrire les expressions suivantes ?</text:span></text:span></text:h>
        </text:list-item>
      </text:list>
      <text:list xml:id="list172929767637619" text:continue-list="list830342484" text:style-name="liste_5f_abc">
        <text:list-item text:start-value="1">
          <text:p text:style-name="_5f_num_5f_abcd"><text:span text:style-name="T80">La somme de </text:span><text:span text:style-name="_5f_variables"><text:span text:style-name="T5">x</text:span></text:span><text:span text:style-name="T80"> et de 5</text:span> : <text:span text:style-name="_5f_pointillés_20_gris"><text:tab/></text:span></text:p>
        </text:list-item>
        <text:list-item>
          <text:p text:style-name="P76"><text:span text:style-name="T60">La différence de </text:span><text:span text:style-name="_5f_variables"><text:span text:style-name="T5">x</text:span></text:span><text:span text:style-name="T60"> et de 5</text:span><text:span text:style-name="T54"> : </text:span><text:span text:style-name="_5f_pointillés_20_gris"><text:tab/></text:span></text:p>
        </text:list-item>
        <text:list-item>
          <text:p text:style-name="P76"><text:span text:style-name="_5f_BVS"><text:span text:style-name="T80">La différence de 5 et de </text:span></text:span><text:span text:style-name="_5f_variables"><text:span text:style-name="T5">x</text:span></text:span><text:span text:style-name="_5f_pointillés_20_gris"><text:span text:style-name="T28"> :</text:span></text:span><text:span text:style-name="_5f_pointillés_20_gris"><text:span text:style-name="T54"> </text:span></text:span><text:span text:style-name="_5f_pointillés_20_gris"><text:tab/></text:span></text:p>
        </text:list-item>
        <text:list-item>
          <text:p text:style-name="P76"><text:span text:style-name="_5f_BVS"><text:span text:style-name="T80">Le produit de</text:span></text:span><text:span text:style-name="_5f_BVS"><text:span text:style-name="T60"> </text:span></text:span><text:span text:style-name="_5f_variables"><text:span text:style-name="T5">x</text:span></text:span><text:span text:style-name="_5f_BVS"><text:span text:style-name="T60"> </text:span></text:span><text:span text:style-name="_5f_BVS"><text:span text:style-name="T80">et de 5</text:span></text:span><text:span text:style-name="_5f_pointillés_20_gris"><text:span text:style-name="T28"> :</text:span></text:span><text:span text:style-name="_5f_pointillés_20_gris"><text:span text:style-name="T54"> </text:span></text:span><text:span text:style-name="_5f_pointillés_20_gris"><text:tab/></text:span></text:p>
        </text:list-item>
        <text:list-item>
          <text:p text:style-name="P77"><text:span text:style-name="_5f_BVS"><text:span text:style-name="T80">Le quotient de</text:span></text:span><text:span text:style-name="_5f_BVS"><text:span text:style-name="T60"> </text:span></text:span><text:span text:style-name="_5f_variables"><text:span text:style-name="T5">x</text:span></text:span><text:span text:style-name="_5f_BVS"><text:span text:style-name="T60"> </text:span></text:span><text:span text:style-name="_5f_BVS"><text:span text:style-name="T79">et de 5</text:span></text:span><text:span text:style-name="_5f_pointillés_20_gris"><text:span text:style-name="T31"> :</text:span></text:span><text:span text:style-name="_5f_pointillés_20_gris"><text:span text:style-name="T58"> </text:span></text:span><text:span text:style-name="_5f_pointillés_20_gris"><text:span text:style-name="T79"><text:tab/></text:span></text:span></text:p>
        </text:list-item>
      </text:list>
      <text:list xml:id="list172928299778782" text:continue-list="list172928145725221" text:style-name="Num_5f_Exo">
        <text:list-item>
          <text:h text:style-name="P61" text:outline-level="1"> Relie chaque phrase de gauche à l’expression littérale correspondante de droite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8">somme de <text:span text:style-name="T19">y</text:span><text:span text:style-name="T4"> </text:span>et de 7</text:p>
          </table:table-cell>
          <table:table-cell table:style-name="Tableau1.B1" office:value-type="string">
            <text:p text:style-name="P34">•</text:p>
          </table:table-cell>
          <table:table-cell table:style-name="Tableau1.C1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1" office:value-type="string">
            <text:p text:style-name="P39">7<text:span text:style-name="T81"> </text:span><text:span text:style-name="T23">×</text:span><text:span text:style-name="T82"> </text:span>(<text:span text:style-name="T19">y</text:span><text:span text:style-name="T35"> </text:span><text:span text:style-name="T24">−</text:span><text:span text:style-name="T36"> </text:span>3)</text:p>
          </table:table-cell>
        </table:table-row>
        <table:table-row>
          <table:table-cell table:style-name="Tableau1.A6" office:value-type="string">
            <text:p text:style-name="P38">produit de 7 par la somme de <text:span text:style-name="T19">y</text:span> et de 3</text:p>
          </table:table-cell>
          <table:table-cell table:style-name="Tableau1.B1" office:value-type="string">
            <text:p text:style-name="P34">•</text:p>
          </table:table-cell>
          <table:table-cell table:style-name="Tableau1.C2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7<text:span text:style-name="T35"> </text:span><text:span text:style-name="T24">−</text:span><text:span text:style-name="T36"> </text:span><text:span text:style-name="T19">y</text:span></text:p>
          </table:table-cell>
        </table:table-row>
        <table:table-row>
          <table:table-cell table:style-name="Tableau1.A3" office:value-type="string">
            <text:p text:style-name="P38">produit de 7 par la différence entre <text:span text:style-name="T19">y</text:span><text:span text:style-name="T4"> </text:span>et 3</text:p>
          </table:table-cell>
          <table:table-cell table:style-name="Tableau1.B1" office:value-type="string">
            <text:p text:style-name="P34">•</text:p>
          </table:table-cell>
          <table:table-cell table:style-name="Tableau1.C3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<text:span text:style-name="T15">y</text:span><text:span text:style-name="T81"> </text:span><text:span text:style-name="T24"></text:span><text:span text:style-name="T83"> </text:span>7<text:span text:style-name="T81"> </text:span><text:span text:style-name="T23">×</text:span><text:span text:style-name="T82"> </text:span>3</text:p>
          </table:table-cell>
        </table:table-row>
        <table:table-row>
          <table:table-cell table:style-name="Tableau1.A6" office:value-type="string">
            <text:p text:style-name="P38">différence du produit de 7 par <text:span text:style-name="T19">y</text:span> et de 3</text:p>
          </table:table-cell>
          <table:table-cell table:style-name="Tableau1.B1" office:value-type="string">
            <text:p text:style-name="P34">•</text:p>
          </table:table-cell>
          <table:table-cell table:style-name="Tableau1.C4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<text:span text:style-name="T84">Y</text:span><text:span text:style-name="T85"> </text:span><text:span text:style-name="T87"></text:span><text:span text:style-name="T86"> </text:span><text:span text:style-name="T35">7</text:span></text:p>
          </table:table-cell>
        </table:table-row>
        <table:table-row>
          <table:table-cell table:style-name="Tableau1.A5" office:value-type="string">
            <text:p text:style-name="P38">différence entre 7 et <text:span text:style-name="T19">y</text:span></text:p>
          </table:table-cell>
          <table:table-cell table:style-name="Tableau1.B1" office:value-type="string">
            <text:p text:style-name="P34">•</text:p>
          </table:table-cell>
          <table:table-cell table:style-name="Tableau1.C5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7<text:span text:style-name="T81"> </text:span><text:span text:style-name="T23">×</text:span><text:span text:style-name="T82"> </text:span><text:span text:style-name="T19">y</text:span><text:span text:style-name="T81"> </text:span><text:span text:style-name="T24"></text:span><text:span text:style-name="T83"> </text:span>3</text:p>
          </table:table-cell>
        </table:table-row>
        <table:table-row>
          <table:table-cell table:style-name="Tableau1.A6" office:value-type="string">
            <text:p text:style-name="P38">somme de <text:span text:style-name="T19">y</text:span> et du produit de 3 par 7</text:p>
          </table:table-cell>
          <table:table-cell table:style-name="Tableau1.B6" office:value-type="string">
            <text:p text:style-name="P34">•</text:p>
          </table:table-cell>
          <table:table-cell table:style-name="Tableau1.C6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7<text:span text:style-name="T81"> </text:span><text:span text:style-name="T23">×</text:span><text:span text:style-name="T82"> </text:span>(<text:span text:style-name="T19">y</text:span><text:span text:style-name="T81"> </text:span><text:span text:style-name="T24"></text:span><text:span text:style-name="T83"> </text:span>3)</text:p>
          </table:table-cell>
        </table:table-row>
        <table:table-row>
          <table:table-cell table:style-name="Tableau1.A7" office:value-type="string">
            <text:p text:style-name="P38">somme du produit <text:line-break/>de 7 par <text:span text:style-name="T19">y</text:span> et de 3</text:p>
          </table:table-cell>
          <table:table-cell table:style-name="Tableau1.B6" office:value-type="string">
            <text:p text:style-name="P34">•</text:p>
          </table:table-cell>
          <table:table-cell table:style-name="Tableau1.C7" office:value-type="string">
            <text:p text:style-name="P35"/>
          </table:table-cell>
          <table:table-cell table:style-name="Tableau1.B1" office:value-type="string">
            <text:p text:style-name="P34">•</text:p>
          </table:table-cell>
          <table:table-cell table:style-name="Tableau1.E2" office:value-type="string">
            <text:p text:style-name="P39">7<text:span text:style-name="T81"> </text:span><text:span text:style-name="T23">×</text:span><text:span text:style-name="T82"> </text:span><text:span text:style-name="T19">y</text:span><text:span text:style-name="T35"> </text:span><text:span text:style-name="T24">−</text:span><text:span text:style-name="T36"> </text:span>3</text:p>
          </table:table-cell>
        </table:table-row>
      </table:table>
      <text:list xml:id="list172928557168427" text:continue-numbering="true" text:style-name="Num_5f_Exo">
        <text:list-item>
          <text:h text:style-name="_5f_Titre_20_d_27_exercices_20_livret" text:outline-level="1"> <text:span text:style-name="Bold_5f_niv1"><text:span text:style-name="T88">Écrire en fonction de</text:span></text:span></text:h>
        </text:list-item>
      </text:list>
      <text:list xml:id="list172929321602918" text:continue-list="list172929767637619" text:style-name="liste_5f_abc">
        <text:list-item text:start-value="1">
          <text:p text:style-name="P78">Dans une classe de 26 élèves, on note <text:span text:style-name="Exemple_5f_variable"><text:span text:style-name="T101">x</text:span></text:span> le nombre de filles. Exprime le nombre de garçons en fonction de <text:span text:style-name="_5f_variables">x</text:span>.</text:p>
        </text:list-item>
      </text:list>
      <text:p text:style-name="P50"><text:span text:style-name="_5f_pointillés_20_gris"><text:span text:style-name="T37"><text:tab/></text:span></text:span></text:p>
      <text:list xml:id="list172928814049698" text:continue-numbering="true" text:style-name="liste_5f_abc">
        <text:list-item>
          <text:p text:style-name="P81"><text:span text:style-name="_5f_BVS"><text:span text:style-name="T48">Sur un parking, il y a </text:span></text:span><text:span text:style-name="_5f_variables"><text:span text:style-name="T48">x</text:span></text:span><text:span text:style-name="_5f_BVS"><text:span text:style-name="T48"> scooters et </text:span></text:span><text:span text:style-name="_5f_variables"><text:span text:style-name="T48">y</text:span></text:span><text:span text:style-name="_5f_BVS"><text:span text:style-name="T48"> voitures. Exprime le nombre de roue</text:span></text:span><text:span text:style-name="_5f_BVS"><text:span text:style-name="T51">s</text:span></text:span><text:span text:style-name="_5f_BVS"><text:span text:style-name="T48"> en fonction de </text:span></text:span><text:span text:style-name="_5f_variables"><text:span text:style-name="T48">x</text:span></text:span><text:span text:style-name="_5f_BVS"><text:span text:style-name="T48"> et de </text:span></text:span><text:span text:style-name="_5f_variables"><text:span text:style-name="T48">y.</text:span></text:span></text:p>
        </text:list-item>
      </text:list>
      <text:p text:style-name="P50"><text:span text:style-name="_5f_pointillés_20_gris"><text:span text:style-name="T37"><text:tab/></text:span></text:span></text:p>
      <text:list xml:id="list172929801688737" text:continue-numbering="true" text:style-name="liste_5f_abc">
        <text:list-item>
          <text:p text:style-name="P79"><text:span text:style-name="_5f_BVS"><text:span text:style-name="T88">On note </text:span></text:span><text:span text:style-name="_5f_variables"><text:span text:style-name="T88">c</text:span></text:span><text:span text:style-name="_5f_BVS"><text:span text:style-name="T88"> le côté d’un carré. Exprime son aire et son périmètre en fonction de </text:span></text:span><text:span text:style-name="_5f_variables"><text:span text:style-name="T88">c</text:span></text:span><text:span text:style-name="_5f_BVS"><text:span text:style-name="T88">.</text:span></text:span></text:p>
        </text:list-item>
      </text:list>
      <text:p text:style-name="P29"><text:span text:style-name="_5f_pointillés_20_gris"><text:span text:style-name="T37"><text:tab/></text:span></text:span></text:p>
      <text:p text:style-name="P29"><text:span text:style-name="_5f_pointillés_20_gris"><text:span text:style-name="T37"><text:tab/></text:span></text:span></text:p>
      <text:list xml:id="list172927996224439" text:continue-list="list172928557168427" text:style-name="Num_5f_Exo">
        <text:list-item>
          <text:h text:style-name="P62" text:outline-level="1"> Dans un sac, <text:span text:style-name="T89">il</text:span> y a 18 billes rouges de plus que de billes noires. </text:h>
        </text:list-item>
      </text:list>
      <text:p text:style-name="P40">On désigne par <text:span text:style-name="T16">x</text:span> le nombre de billes noires.</text:p>
      <text:list xml:id="list172928467845151" text:continue-list="list172929801688737" text:style-name="liste_5f_abc">
        <text:list-item text:start-value="1">
          <text:p text:style-name="P79"><text:span text:style-name="T90">Exprime le nombre de billes rouges en fonction de </text:span><text:span text:style-name="_5f_variable"><text:span text:style-name="T8">x</text:span></text:span><text:span text:style-name="T90">.</text:span></text:p>
        </text:list-item>
      </text:list>
      <text:p text:style-name="P30"><text:span text:style-name="_5f_pointillés_20_gris"><text:span text:style-name="T37"><text:tab/></text:span></text:span></text:p>
      <text:list xml:id="list172929375412369" text:continue-numbering="true" text:style-name="liste_5f_abc">
        <text:list-item>
          <text:p text:style-name="P80"><text:span text:style-name="_5f_variable"><text:span text:style-name="T57">Exprime alors le nombre total de billes en fonction de </text:span></text:span><text:span text:style-name="_5f_variable"><text:span text:style-name="T11">x</text:span></text:span><text:span text:style-name="_5f_variable"><text:span text:style-name="T57">.</text:span></text:span></text:p>
        </text:list-item>
      </text:list>
      <text:list xml:id="list172929925271853" text:continue-list="list172927996224439" text:style-name="Num_5f_Exo">
        <text:list-item>
          <text:list>
            <text:list-header>
              <text:p text:style-name="P57"><text:span text:style-name="_5f_pointillés_20_gris"><text:span text:style-name="T38"><text:tab/></text:span></text:span></text:p>
            </text:list-header>
          </text:list>
        </text:list-item>
        <text:list-item>
          <text:h text:style-name="P64" text:outline-level="1"> Dans une assemblée, il y a deux fois plus de Belges que de Luxembourgeois et 48 Néerlandais de plus que de Luxembourgeois.</text:h>
        </text:list-item>
      </text:list>
      <text:p text:style-name="P42"><text:span text:style-name="T56">On désigne par </text:span><text:span text:style-name="T16">x</text:span><text:span text:style-name="T56"> le nombre de Luxembourgeois.</text:span></text:p>
      <text:p text:style-name="P43">Quelle est la composition de l’assemblée ?</text:p>
      <text:p text:style-name="P51"><text:span text:style-name="_5f_pointillés_20_gris"><text:span text:style-name="T37"><text:tab/></text:span></text:span></text:p>
      <text:p text:style-name="P52"><text:span text:style-name="_5f_pointillés_20_gris"><text:span text:style-name="T37"><text:tab/></text:span></text:span></text:p>
      <text:p text:style-name="P51"><text:span text:style-name="_5f_pointillés_20_gris"><text:span text:style-name="T37"><text:tab/></text:span></text:span></text:p>
      <text:p text:style-name="P51"><text:span text:style-name="_5f_pointillés_20_gris"><text:span text:style-name="T37"><text:tab/></text:span></text:span></text:p>
      <text:list xml:id="list172929926991198" text:continue-numbering="true" text:style-name="Num_5f_Exo">
        <text:list-item>
          <text:p text:style-name="P58"><text:span text:style-name="T91"> P</text:span>aul calcule que, s’il achète deux croissants et une brioche à 1,83 €, il dépense 0,47 € de plus que s’il achète quatre croissants. On désigne par <text:span text:style-name="T16">x</text:span><text:span text:style-name="_5f_pointillés_20_gris"><text:span text:style-name="T92"> </text:span></text:span><text:span text:style-name="_5f_BVS"><text:span text:style-name="T91">le prix d’un croissant.</text:span></text:span></text:p>
        </text:list-item>
      </text:list>
      <text:list xml:id="list172928337531209" text:continue-list="list172929375412369" text:style-name="liste_5f_abc">
        <text:list-item text:start-value="1">
          <text:p text:style-name="P83">Écris, en fonction de <text:span text:style-name="_5f_variable"><text:span text:style-name="T16">x</text:span></text:span>, le prix en euros de deux croissants et d’une brioche.</text:p>
        </text:list-item>
      </text:list>
      <text:p text:style-name="P51"><text:span text:style-name="_5f_pointillés_20_gris"><text:span text:style-name="T37"><text:tab/></text:span></text:span></text:p>
      <text:list xml:id="list172929463042267" text:continue-numbering="true" text:style-name="liste_5f_abc">
        <text:list-item>
          <text:p text:style-name="P79">Écris le prix en euros de quatre croissants. </text:p>
        </text:list-item>
      </text:list>
      <text:p text:style-name="P51"><text:span text:style-name="_5f_pointillés_20_gris"><text:span text:style-name="T37"><text:tab/></text:span></text:span></text:p>
      <text:list xml:id="list172927888389380" text:continue-numbering="true" text:style-name="liste_5f_abc">
        <text:list-item>
          <text:p text:style-name="P79"><text:span text:style-name="T52">Écris une </text:span><text:span text:style-name="T53">égalité.</text:span></text:p>
        </text:list-item>
      </text:list>
      <text:p text:style-name="P32"><text:span text:style-name="_5f_pointillés_20_gris"><text:span text:style-name="T37"><text:tab/></text:span></text:span></text:p>
      <text:list xml:id="list172929023412487" text:continue-list="list172929926991198" text:style-name="Num_5f_Exo">
        <text:list-item>
          <text:h text:style-name="P59" text:outline-level="1"><text:soft-page-break/> Voici trois segments [AB], [CD] et [EF] dont on cherche à calculer les longueurs respectives AB, CD et EF. </text:h>
        </text:list-item>
      </text:list>
      <text:p text:style-name="P44"><draw:g text:anchor-type="paragraph" draw:z-index="14" draw:style-name="gr1"><draw:g draw:style-name="gr2"><draw:line draw:style-name="gr3" draw:text-style-name="P86" svg:x1="1.277cm" svg:y1="0.794cm" svg:x2="7.696cm" svg:y2="0.794cm"><text:p/></draw:line><draw:line draw:style-name="gr4" draw:text-style-name="P86" svg:x1="1.277cm" svg:y1="0.681cm" svg:x2="1.277cm" svg:y2="0.91cm"><text:p/></draw:line><draw:line draw:style-name="gr5" draw:text-style-name="P86" svg:x1="7.696cm" svg:y1="0.681cm" svg:x2="7.696cm" svg:y2="0.91cm"><text:p/></draw:line><draw:line draw:style-name="gr6" draw:text-style-name="P86" svg:x1="5.865cm" svg:y1="0.681cm" svg:x2="5.865cm" svg:y2="0.91cm"><text:p/></draw:line><draw:line draw:style-name="gr7" draw:text-style-name="P86" svg:x1="6.784cm" svg:y1="0.681cm" svg:x2="6.784cm" svg:y2="0.91cm"><text:p/></draw:line><draw:line draw:style-name="gr8" draw:text-style-name="P86" svg:x1="4.946cm" svg:y1="0.681cm" svg:x2="4.946cm" svg:y2="0.91cm"><text:p/></draw:line><draw:line draw:style-name="gr9" draw:text-style-name="P86" svg:x1="4.029cm" svg:y1="0.681cm" svg:x2="4.029cm" svg:y2="0.91cm"><text:p/></draw:line></draw:g><draw:g draw:style-name="gr2"><draw:line draw:style-name="gr10" draw:text-style-name="P86" svg:x1="4.533cm" svg:y1="0.658cm" svg:x2="4.35cm" svg:y2="0.933cm"><text:p/></draw:line><draw:line draw:style-name="gr11" draw:text-style-name="P86" svg:x1="4.628cm" svg:y1="0.658cm" svg:x2="4.445cm" svg:y2="0.933cm"><text:p/></draw:line></draw:g><draw:g draw:style-name="gr2"><draw:line draw:style-name="gr12" draw:text-style-name="P86" svg:x1="5.487cm" svg:y1="0.658cm" svg:x2="5.304cm" svg:y2="0.933cm"><text:p/></draw:line><draw:line draw:style-name="gr13" draw:text-style-name="P86" svg:x1="5.579cm" svg:y1="0.658cm" svg:x2="5.394cm" svg:y2="0.933cm"><text:p/></draw:line></draw:g><draw:g draw:style-name="gr2"><draw:line draw:style-name="gr14" draw:text-style-name="P86" svg:x1="6.35cm" svg:y1="0.658cm" svg:x2="6.167cm" svg:y2="0.933cm"><text:p/></draw:line><draw:line draw:style-name="gr15" draw:text-style-name="P86" svg:x1="6.442cm" svg:y1="0.658cm" svg:x2="6.257cm" svg:y2="0.933cm"><text:p/></draw:line></draw:g><draw:g draw:style-name="gr2"><draw:line draw:style-name="gr16" draw:text-style-name="P86" svg:x1="7.341cm" svg:y1="0.658cm" svg:x2="7.158cm" svg:y2="0.933cm"><text:p/></draw:line><draw:line draw:style-name="gr17" draw:text-style-name="P86" svg:x1="7.432cm" svg:y1="0.658cm" svg:x2="7.25cm" svg:y2="0.933cm"><text:p/></draw:line></draw:g><draw:line draw:style-name="gr18" draw:text-style-name="P87" svg:x1="1.277cm" svg:y1="0.568cm" svg:x2="4.029cm" svg:y2="0.568cm"><text:p/></draw:line><draw:frame draw:style-name="gr19" draw:text-style-name="P89" svg:width="0.627cm" svg:height="0.459cm" svg:x="2.366cm" svg:y="0.1cm"><draw:text-box><text:p text:style-name="P88"><text:span text:style-name="T102">1,4</text:span></text:p></draw:text-box></draw:frame><draw:line draw:style-name="gr18" draw:text-style-name="P87" svg:x1="6.784cm" svg:y1="0.568cm" svg:x2="7.698cm" svg:y2="0.568cm"><text:p/></draw:line><draw:frame draw:style-name="gr20" draw:text-style-name="P89" svg:width="0.627cm" svg:height="0.491cm" svg:x="6.954cm" svg:y="-0.032cm"><draw:text-box><text:p text:style-name="P88"><text:span text:style-name="T102"><text:s text:c="2"/></text:span><text:span text:style-name="T103">x</text:span></text:p></draw:text-box></draw:frame><draw:frame draw:style-name="gr21" draw:text-style-name="P89" svg:width="0.272cm" svg:height="0.459cm" svg:x="1.154cm" svg:y="0.912cm"><draw:text-box><text:p text:style-name="P88"><text:span text:style-name="T102">A</text:span></text:p></draw:text-box></draw:frame><draw:frame draw:style-name="gr21" draw:text-style-name="P89" svg:width="0.272cm" svg:height="0.459cm" svg:x="7.576cm" svg:y="0.912cm"><draw:text-box><text:p text:style-name="P88"><text:span text:style-name="T102">B</text:span></text:p></draw:text-box></draw:frame><draw:line draw:style-name="gr22" draw:text-style-name="P87" svg:x1="1.279cm" svg:y1="2.713cm" svg:x2="7.698cm" svg:y2="2.713cm"><text:p/></draw:line><draw:line draw:style-name="gr22" draw:text-style-name="P87" svg:x1="1.279cm" svg:y1="2.6cm" svg:x2="1.279cm" svg:y2="2.833cm"><text:p/></draw:line><draw:line draw:style-name="gr22" draw:text-style-name="P87" svg:x1="3.253cm" svg:y1="2.6cm" svg:x2="3.253cm" svg:y2="2.835cm"><text:p/></draw:line><draw:line draw:style-name="gr22" draw:text-style-name="P87" svg:x1="4.736cm" svg:y1="2.6cm" svg:x2="4.736cm" svg:y2="2.835cm"><text:p/></draw:line><draw:line draw:style-name="gr22" draw:text-style-name="P87" svg:x1="6.216cm" svg:y1="2.6cm" svg:x2="6.216cm" svg:y2="2.835cm"><text:p/></draw:line><draw:line draw:style-name="gr22" draw:text-style-name="P87" svg:x1="7.698cm" svg:y1="2.6cm" svg:x2="7.698cm" svg:y2="2.835cm"><text:p/></draw:line><draw:g draw:style-name="gr2"><draw:line draw:style-name="gr23" draw:text-style-name="P86" svg:x1="3.803cm" svg:y1="2.572cm" svg:x2="4.078cm" svg:y2="2.847cm"><text:p/></draw:line><draw:line draw:style-name="gr24" draw:text-style-name="P86" svg:x1="4.078cm" svg:y1="2.572cm" svg:x2="3.803cm" svg:y2="2.847cm"><text:p/></draw:line></draw:g><draw:g draw:style-name="gr2"><draw:line draw:style-name="gr25" draw:text-style-name="P86" svg:x1="5.409cm" svg:y1="2.572cm" svg:x2="5.684cm" svg:y2="2.847cm"><text:p/></draw:line><draw:line draw:style-name="gr26" draw:text-style-name="P86" svg:x1="5.684cm" svg:y1="2.572cm" svg:x2="5.409cm" svg:y2="2.847cm"><text:p/></draw:line></draw:g><draw:g draw:style-name="gr2"><draw:line draw:style-name="gr27" draw:text-style-name="P86" svg:x1="6.964cm" svg:y1="2.572cm" svg:x2="7.241cm" svg:y2="2.847cm"><text:p/></draw:line><draw:line draw:style-name="gr28" draw:text-style-name="P86" svg:x1="7.241cm" svg:y1="2.572cm" svg:x2="6.964cm" svg:y2="2.847cm"><text:p/></draw:line></draw:g><draw:line draw:style-name="gr18" draw:text-style-name="P87" svg:x1="3.251cm" svg:y1="2.48cm" svg:x2="7.701cm" svg:y2="2.48cm"><text:p/></draw:line><draw:frame draw:style-name="gr20" draw:text-style-name="P89" svg:width="0.627cm" svg:height="0.491cm" svg:x="5.193cm" svg:y="1.989cm"><draw:text-box><text:p text:style-name="P88"><text:span text:style-name="T102"><text:s text:c="2"/></text:span><text:span text:style-name="T103">y</text:span></text:p></draw:text-box></draw:frame><draw:line draw:style-name="gr18" draw:text-style-name="P87" svg:x1="1.279cm" svg:y1="2.025cm" svg:x2="7.698cm" svg:y2="2.025cm"><text:p/></draw:line><draw:frame draw:style-name="gr19" draw:text-style-name="P89" svg:width="0.627cm" svg:height="0.459cm" svg:x="4.202cm" svg:y="1.637cm"><draw:text-box><text:p text:style-name="P88"><text:span text:style-name="T102">5,2</text:span></text:p></draw:text-box></draw:frame><draw:frame draw:style-name="gr29" draw:text-style-name="P89" svg:width="0.276cm" svg:height="0.459cm" svg:x="1.159cm" svg:y="2.848cm"><draw:text-box><text:p text:style-name="P88"><text:span text:style-name="T102">C</text:span></text:p></draw:text-box></draw:frame><draw:frame draw:style-name="gr30" draw:text-style-name="P89" svg:width="0.304cm" svg:height="0.459cm" svg:x="6.084cm" svg:y="2.847cm"><draw:text-box><text:p text:style-name="P88"><text:span text:style-name="T102">D</text:span></text:p></draw:text-box></draw:frame><draw:line draw:style-name="gr22" draw:text-style-name="P87" svg:x1="1.277cm" svg:y1="4.625cm" svg:x2="7.696cm" svg:y2="4.625cm"><text:p/></draw:line><draw:line draw:style-name="gr22" draw:text-style-name="P87" svg:x1="1.277cm" svg:y1="4.505cm" svg:x2="1.277cm" svg:y2="4.74cm"><text:p/></draw:line><draw:line draw:style-name="gr22" draw:text-style-name="P87" svg:x1="4.172cm" svg:y1="4.505cm" svg:x2="4.172cm" svg:y2="4.74cm"><text:p/></draw:line><draw:line draw:style-name="gr22" draw:text-style-name="P87" svg:x1="5.349cm" svg:y1="4.498cm" svg:x2="5.349cm" svg:y2="4.734cm"><text:p/></draw:line><draw:line draw:style-name="gr22" draw:text-style-name="P87" svg:x1="6.523cm" svg:y1="4.498cm" svg:x2="6.523cm" svg:y2="4.734cm"><text:p/></draw:line><draw:line draw:style-name="gr22" draw:text-style-name="P87" svg:x1="7.696cm" svg:y1="4.498cm" svg:x2="7.696cm" svg:y2="4.734cm"><text:p/></draw:line><draw:line draw:style-name="gr22" draw:text-style-name="P87" svg:x1="2.727cm" svg:y1="4.505cm" svg:x2="2.727cm" svg:y2="4.74cm"><text:p/></draw:line><draw:g draw:style-name="gr2"><draw:line draw:style-name="gr31" draw:text-style-name="P86" svg:x1="2.095cm" svg:y1="4.484cm" svg:x2="1.912cm" svg:y2="4.757cm"><text:p/></draw:line></draw:g><draw:g draw:style-name="gr2"><draw:line draw:style-name="gr32" draw:text-style-name="P86" svg:x1="3.563cm" svg:y1="4.484cm" svg:x2="3.378cm" svg:y2="4.757cm"><text:p/></draw:line></draw:g><draw:ellipse draw:style-name="gr33" draw:text-style-name="P90" svg:width="0.219cm" svg:height="0.198cm" svg:x="4.699cm" svg:y="4.524cm"><text:p/></draw:ellipse><draw:ellipse draw:style-name="gr33" draw:text-style-name="P90" svg:width="0.219cm" svg:height="0.195cm" svg:x="5.855cm" svg:y="4.524cm"><text:p/></draw:ellipse><draw:ellipse draw:style-name="gr33" draw:text-style-name="P90" svg:width="0.219cm" svg:height="0.195cm" svg:x="7.065cm" svg:y="4.526cm"><text:p/></draw:ellipse><draw:line draw:style-name="gr18" draw:text-style-name="P87" svg:x1="1.277cm" svg:y1="4.393cm" svg:x2="2.727cm" svg:y2="4.393cm"><text:p/></draw:line><draw:frame draw:style-name="gr20" draw:text-style-name="P89" svg:width="0.627cm" svg:height="0.491cm" svg:x="1.743cm" svg:y="3.903cm"><draw:text-box><text:p text:style-name="P88"><text:span text:style-name="T102"><text:s text:c="2"/></text:span><text:span text:style-name="T103">z</text:span></text:p></draw:text-box></draw:frame><draw:line draw:style-name="gr18" draw:text-style-name="P87" svg:x1="1.277cm" svg:y1="3.93cm" svg:x2="5.35cm" svg:y2="3.93cm"><text:p/></draw:line><draw:frame draw:style-name="gr34" draw:text-style-name="P89" svg:width="0.258cm" svg:height="0.459cm" svg:x="3.198cm" svg:y="3.487cm"><draw:text-box><text:p text:style-name="P88"><text:span text:style-name="T102">9</text:span></text:p></draw:text-box></draw:frame><draw:frame draw:style-name="gr35" draw:text-style-name="P89" svg:width="0.249cm" svg:height="0.459cm" svg:x="4.047cm" svg:y="4.783cm"><draw:text-box><text:p text:style-name="P88"><text:span text:style-name="T102">E</text:span></text:p></draw:text-box></draw:frame><draw:frame draw:style-name="gr36" draw:text-style-name="P89" svg:width="0.228cm" svg:height="0.459cm" svg:x="7.594cm" svg:y="4.762cm"><draw:text-box><text:p text:style-name="P88"><text:span text:style-name="T102">F</text:span></text:p></draw:text-box></draw:frame></draw:g></text:p>
      <text:list xml:id="list172928539502563" text:continue-list="list172927888389380" text:style-name="liste_5f_abc">
        <text:list-item text:start-value="1">
          <text:p text:style-name="_5f_num_5f_abcd"/>
        </text:list-item>
      </text:list>
      <text:p text:style-name="P56"/>
      <text:p text:style-name="P56"/>
      <text:list xml:id="list172928673583194" text:continue-numbering="true" text:style-name="liste_5f_abc">
        <text:list-item>
          <text:p text:style-name="_5f_num_5f_abcd"/>
        </text:list-item>
      </text:list>
      <text:p text:style-name="P56"/>
      <text:list xml:id="list172928480836646" text:continue-numbering="true" text:style-name="liste_5f_abc">
        <text:list-item>
          <text:p text:style-name="_5f_num_5f_abcd"/>
        </text:list-item>
      </text:list>
      <text:p text:style-name="P56"/>
      <text:list xml:id="list172928187293099" text:continue-list="list172929023412487" text:style-name="Num_5f_Exo">
        <text:list-item>
          <text:list>
            <text:list-header>
              <text:p text:style-name="P66">Dans chacun des cas, écris une expression permettant de calculer ces longueurs.</text:p>
            </text:list-header>
          </text:list>
        </text:list-item>
      </text:list>
      <text:list xml:id="list172927921248271" text:continue-list="list172928480836646" text:style-name="liste_5f_abc">
        <text:list-item text:start-value="1">
          <text:p text:style-name="P82"><text:span text:style-name="_5f_pointillés_20_gris"><text:tab/></text:span></text:p>
        </text:list-item>
      </text:list>
      <text:p text:style-name="P51"><text:span text:style-name="_5f_pointillés_20_gris"><text:span text:style-name="T37"><text:tab/></text:span></text:span></text:p>
      <text:list xml:id="list172928988654673" text:continue-numbering="true" text:style-name="liste_5f_abc">
        <text:list-item>
          <text:p text:style-name="P82"><text:span text:style-name="_5f_pointillés_20_gris"><text:tab/></text:span></text:p>
        </text:list-item>
      </text:list>
      <text:p text:style-name="P33"><text:span text:style-name="_5f_pointillés_20_gris"><text:span text:style-name="T37"><text:tab/></text:span></text:span></text:p>
      <text:list xml:id="list172929392388491" text:continue-numbering="true" text:style-name="liste_5f_abc">
        <text:list-item>
          <text:p text:style-name="P82"><text:span text:style-name="_5f_pointillés_20_gris"><text:tab/></text:span></text:p>
        </text:list-item>
      </text:list>
      <text:p text:style-name="P33"><text:span text:style-name="_5f_pointillés_20_gris"><text:span text:style-name="T37"><text:tab/></text:span></text:span></text:p>
      <text:list xml:id="list172928278024843" text:continue-list="list172928187293099" text:style-name="Num_5f_Exo">
        <text:list-item>
          <text:h text:style-name="P65" text:outline-level="1"><text:span text:style-name="_5f_BVS"><text:span text:style-name="T49"> Le mur d’une</text:span></text:span><text:span text:style-name="_5f_BVS"><text:span text:style-name="T48"> </text:span></text:span><text:span text:style-name="_5f_BVS"><text:span text:style-name="T50">chambre</text:span></text:span><text:span text:style-name="_5f_BVS"><text:span text:style-name="T48"> a une forme rectangulaire. </text:span></text:span><text:span text:style-name="_5f_BVS"><text:span text:style-name="T49">S</text:span></text:span><text:span text:style-name="_5f_BVS"><text:span text:style-name="T48">a longueur mesure le double de sa largeur.</text:span></text:span></text:h>
        </text:list-item>
      </text:list>
      <text:list xml:id="list172929554094607" text:continue-list="list172929392388491" text:style-name="liste_5f_abc">
        <text:list-item text:start-value="1">
          <text:p text:style-name="P83"><text:span text:style-name="_5f_BVS">Si la largeur mesure 5 m, calcule :</text:span></text:p>
        </text:list-item>
      </text:list>
      <text:list xml:id="list3552680058" text:style-name="L1">
        <text:list-item>
          <text:p text:style-name="P67"><text:span text:style-name="_5f_BVS">la mesure de la longueur : </text:span><text:span text:style-name="_5f_pointillés_20_gris"><text:tab/></text:span></text:p>
        </text:list-item>
        <text:list-item>
          <text:p text:style-name="P68"><text:span text:style-name="_5f_BVS"><text:span text:style-name="T61">le périmètre du mur</text:span></text:span><text:span text:style-name="_5f_BVS"><text:span text:style-name="T93"> : </text:span></text:span><text:span text:style-name="_5f_pointillés_20_gris"><text:span text:style-name="T93"><text:tab/></text:span></text:span></text:p>
        </text:list-item>
        <text:list-item>
          <text:p text:style-name="P68"><text:span text:style-name="_5f_BVS"><text:span text:style-name="T61">l’aire du mur</text:span></text:span><text:span text:style-name="_5f_BVS"><text:span text:style-name="T93"> : </text:span></text:span><text:span text:style-name="_5f_pointillés_20_gris"><text:span text:style-name="T93"><text:tab/></text:span></text:span></text:p>
        </text:list-item>
      </text:list>
      <text:list xml:id="list172928605254829" text:continue-list="list172929554094607" text:style-name="liste_5f_abc">
        <text:list-item>
          <text:p text:style-name="P79"><text:span text:style-name="_5f_BVS"><text:span text:style-name="T68">En appelant </text:span></text:span><text:span text:style-name="_5f_variables"><text:span text:style-name="T10">x</text:span></text:span><text:span text:style-name="_5f_BVS"><text:span text:style-name="T68"> la mesure en mètres de la largeur, exprime :</text:span></text:span></text:p>
        </text:list-item>
      </text:list>
      <text:list xml:id="list3463317683" text:style-name="L2">
        <text:list-item>
          <text:p text:style-name="P69"><text:span text:style-name="_5f_BVS">la mesure de la longueur</text:span><text:span text:style-name="_5f_BVS"><text:span text:style-name="T93"> : </text:span></text:span><text:span text:style-name="_5f_pointillés_20_gris"><text:span text:style-name="T93"><text:tab/></text:span></text:span></text:p>
        </text:list-item>
        <text:list-item>
          <text:p text:style-name="P69"><text:span text:style-name="_5f_BVS"><text:span text:style-name="T61">le périmètre du mur</text:span></text:span><text:span text:style-name="_5f_BVS"><text:span text:style-name="T93"> : </text:span></text:span><text:span text:style-name="_5f_pointillés_20_gris"><text:span text:style-name="T93"><text:tab/></text:span></text:span></text:p>
        </text:list-item>
        <text:list-item>
          <text:p text:style-name="P69"><text:span text:style-name="_5f_BVS"><text:span text:style-name="T61">l’aire du mur</text:span></text:span><text:span text:style-name="_5f_BVS"><text:span text:style-name="T93"> : </text:span></text:span><text:span text:style-name="_5f_pointillés_20_gris"><text:span text:style-name="T93"><text:tab/></text:span></text:span></text:p>
        </text:list-item>
      </text:list>
      <text:list xml:id="list172928104009304" text:continue-list="list172928605254829" text:style-name="liste_5f_abc">
        <text:list-item>
          <text:p text:style-name="_5f_num_5f_abcd"><text:span text:style-name="_5f_BVS"><text:span text:style-name="T94">Manon refait la tapisserie du mur de sa chambre avec une frise le long du haut du mur. Un rouleau de tapisserie couvre 2 m² et un rouleau de frise mesure 50 cm. Exprime en fonction de </text:span></text:span><text:span text:style-name="_5f_variables"><text:span text:style-name="T6">x </text:span></text:span><text:span text:style-name="_5f_BVS"><text:span text:style-name="T94">le nombre de rouleaux de tapisserie et de frise nécessaires.</text:span></text:span></text:p>
        </text:list-item>
      </text:list>
      <text:p text:style-name="FILET_5f_POINTILLES"><text:span text:style-name="_5f_pointillés_20_gris"><text:tab/></text:span></text:p>
      <text:p text:style-name="P52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2929907976828" text:continue-list="list172928278024843" text:style-name="Num_5f_Exo">
        <text:list-item>
          <text:h text:style-name="P63" text:outline-level="1"> La dernière étape du Tour de France 2020 se compos<text:span text:style-name="T72">ait</text:span> d’une partie sur route d’une longueur de 67,5 km et d’un nombre de tour<text:span text:style-name="T100">s</text:span> de l’avenue des Champs-<text:span text:style-name="T72">É</text:span>lysée<text:span text:style-name="T100">s</text:span> d’une longueur de 7 km. </text:h>
        </text:list-item>
      </text:list>
      <text:list xml:id="list172929080616021" text:continue-list="list172928104009304" text:style-name="liste_5f_abc">
        <text:list-item text:start-value="1">
          <text:p text:style-name="P79"><text:span text:style-name="T95">Un coureur cycliste chute au début du 8</text:span><text:span text:style-name="T96">e</text:span><text:span text:style-name="T95"> tour. Quelle distance a-t-il parcourue ?</text:span> </text:p>
        </text:list-item>
      </text:list>
      <text:p text:style-name="P51"><text:span text:style-name="_5f_pointillés_20_gris"><text:span text:style-name="T37"><text:tab/></text:span></text:span></text:p>
      <text:list xml:id="list172929950799697" text:continue-numbering="true" text:style-name="liste_5f_abc">
        <text:list-item>
          <text:p text:style-name="P79"><text:span text:style-name="T95">Soit </text:span><text:span text:style-name="_5f_variables"><text:span text:style-name="T7">t</text:span></text:span><text:span text:style-name="T95"> le nombre de tours parcourus. Exprime la longueur de l’étape en fonction de </text:span><text:span text:style-name="_5f_variables"><text:span text:style-name="T7">t</text:span></text:span><text:span text:style-name="T95">.</text:span></text:p>
        </text:list-item>
      </text:list>
      <text:p text:style-name="P51"><text:span text:style-name="_5f_pointillés_20_gris"><text:span text:style-name="T37"><text:tab/></text:span></text:span></text:p>
      <text:list xml:id="list172927975335085" text:continue-numbering="true" text:style-name="liste_5f_abc">
        <text:list-item>
          <text:p text:style-name="P79">La longueur de l’étape est égale à 122 km. Écris une égalité.</text:p>
        </text:list-item>
      </text:list>
      <text:p text:style-name="P51"><text:span text:style-name="_5f_pointillés_20_gris"><text:span text:style-name="T37"><text:tab/></text:span></text:span></text:p>
      <text:list xml:id="list172928364568636" text:continue-list="list172929907976828" text:style-name="Num_5f_Exo">
        <text:list-item>
          <text:h text:style-name="P74" text:outline-level="1"><text:span text:style-name="_5f_pointillés_20_gris"><text:span text:style-name="T67"> </text:span></text:span><text:span text:style-name="Bold_5f_niv1"><text:span text:style-name="T97">Programmes de calculs</text:span></text:span></text:h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6">Programme n°<text:span text:style-name="T67"> </text:span>1</text:p>
          </table:table-cell>
          <table:table-cell table:style-name="Tableau3.B1" office:value-type="string">
            <text:p text:style-name="P37">Programme n°<text:span text:style-name="T67"> </text:span>2</text:p>
          </table:table-cell>
        </table:table-row>
        <table:table-row table:style-name="Tableau3.2">
          <table:table-cell table:style-name="Tableau3.A2" office:value-type="string">
            <text:p text:style-name="P55"><text:span text:style-name="T97">1. </text:span>Choisis un nombre.</text:p>
            <text:p text:style-name="P55">2. Ajoute-lui 2.</text:p>
            <text:p text:style-name="P55">3. <text:span text:style-name="T48">Multiplie le résultat par 3.</text:span></text:p>
          </table:table-cell>
          <table:table-cell table:style-name="Tableau3.B2" office:value-type="string">
            <text:p text:style-name="P54"><text:span text:style-name="T97">1. </text:span>Choisis un nombre.</text:p>
            <text:p text:style-name="P54">2. Calcule son double.</text:p>
            <text:p text:style-name="P54">3. Soustrais 6.</text:p>
            <text:p text:style-name="P54">4. Divise le résultat par 2.</text:p>
          </table:table-cell>
        </table:table-row>
      </table:table>
      <text:list xml:id="list172928958827796" text:continue-list="list172927975335085" text:style-name="liste_5f_abc">
        <text:list-item text:start-value="1">
          <text:p text:style-name="P85"><text:span text:style-name="_5f_BVS"><text:span text:style-name="T39">Effectue le</text:span></text:span><text:span text:style-name="_5f_BVS"><text:span text:style-name="T40">s</text:span></text:span><text:span text:style-name="_5f_BVS"><text:span text:style-name="T39"> programme</text:span></text:span><text:span text:style-name="_5f_BVS"><text:span text:style-name="T41">s</text:span></text:span><text:span text:style-name="_5f_BVS"><text:span text:style-name="T39"> de calcul pour </text:span></text:span><text:span text:style-name="_5f_BVS"><text:span text:style-name="T41">5</text:span></text:span><text:span text:style-name="_5f_BVS"><text:span text:style-name="T39">.</text:span>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6">Programme n°<text:span text:style-name="T67"> </text:span>1</text:p>
          </table:table-cell>
          <table:table-cell table:style-name="Tableau4.B1" office:value-type="string">
            <text:p text:style-name="P37">Programme n°<text:span text:style-name="T67"> </text:span>2</text:p>
          </table:table-cell>
        </table:table-row>
        <table:table-row>
          <table:table-cell table:style-name="Tableau4.A2" office:value-type="string">
            <text:p text:style-name="P46"><text:span text:style-name="T33">1. </text:span><text:span text:style-name="_5f_pointillés_20_gris"><text:span text:style-name="T98">……………………………...</text:span></text:span></text:p>
            <text:p text:style-name="P45"><text:span text:style-name="T25">2.</text:span> ……………<text:span text:style-name="_5f_pointillés_20_gris"><text:span text:style-name="T99">……</text:span></text:span>…………...</text:p>
            <text:p text:style-name="P45"><text:span text:style-name="T25">3.</text:span> ……………<text:span text:style-name="_5f_pointillés_20_gris"><text:span text:style-name="T99">……</text:span></text:span>…………...</text:p>
          </table:table-cell>
          <table:table-cell table:style-name="Tableau4.B2" office:value-type="string">
            <text:p text:style-name="P46"><text:span text:style-name="T33">1. </text:span><text:span text:style-name="_5f_pointillés_20_gris"><text:span text:style-name="T98">……………………………...</text:span></text:span></text:p>
            <text:p text:style-name="P45"><text:span text:style-name="T25">2.</text:span> …………<text:span text:style-name="_5f_pointillés_20_gris"><text:span text:style-name="T99">……</text:span></text:span>……………...</text:p>
            <text:p text:style-name="P45"><text:span text:style-name="T25">3.</text:span> ………………………<text:span text:style-name="_5f_pointillés_20_gris"><text:span text:style-name="T99">……</text:span></text:span>…</text:p>
            <text:p text:style-name="P45"><text:span text:style-name="T32">4</text:span><text:span text:style-name="T25">.</text:span> ………………………<text:span text:style-name="_5f_pointillés_20_gris"><text:span text:style-name="T99">……</text:span></text:span>…</text:p>
          </table:table-cell>
        </table:table-row>
      </table:table>
      <text:list xml:id="list172928008455064" text:continue-numbering="true" text:style-name="liste_5f_abc">
        <text:list-item>
          <text:p text:style-name="P84"><text:span text:style-name="_5f_BVS"><text:span text:style-name="T41">Soit </text:span></text:span><text:span text:style-name="_5f_variables"><text:span text:style-name="T41">x</text:span></text:span><text:span text:style-name="_5f_BVS"><text:span text:style-name="T41"> le nombre choisi à l’étape 1.</text:span></text:span></text:p>
        </text:list-item>
      </text:list>
      <text:p text:style-name="P49"><text:span text:style-name="_5f_BVS"><text:span text:style-name="T41">Exprime le résultat des programmes de calcul en fonction de </text:span></text:span><text:span text:style-name="_5f_variables"><text:span text:style-name="T41">x</text:span></text:span><text:span text:style-name="_5f_BVS"><text:span text:style-name="T41">.</text:span>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6">Programme n°<text:span text:style-name="T67"> </text:span>1</text:p>
          </table:table-cell>
          <table:table-cell table:style-name="Tableau5.B1" office:value-type="string">
            <text:p text:style-name="P37">Programme n°<text:span text:style-name="T67"> </text:span>2</text:p>
          </table:table-cell>
        </table:table-row>
        <table:table-row>
          <table:table-cell table:style-name="Tableau5.A2" office:value-type="string">
            <text:p text:style-name="P46"><text:span text:style-name="T33">1. </text:span><text:span text:style-name="_5f_pointillés_20_gris"><text:span text:style-name="T98">……………………………...</text:span></text:span></text:p>
            <text:p text:style-name="P45"><text:span text:style-name="T25">2.</text:span> ………………<text:span text:style-name="_5f_pointillés_20_gris"><text:span text:style-name="T99">……</text:span></text:span>………...</text:p>
            <text:p text:style-name="P45"><text:span text:style-name="T25">3.</text:span> ………………<text:span text:style-name="_5f_pointillés_20_gris"><text:span text:style-name="T99">……</text:span></text:span>………...</text:p>
          </table:table-cell>
          <table:table-cell table:style-name="Tableau5.B2" office:value-type="string">
            <text:p text:style-name="P46"><text:span text:style-name="T33">1. </text:span><text:span text:style-name="_5f_pointillés_20_gris"><text:span text:style-name="T98">……………………………...</text:span></text:span></text:p>
            <text:p text:style-name="P45"><text:span text:style-name="T25">2.</text:span> ……………<text:span text:style-name="_5f_pointillés_20_gris"><text:span text:style-name="T99">……</text:span></text:span>…………...</text:p>
            <text:p text:style-name="P45"><text:span text:style-name="T25">3.</text:span> ………………<text:span text:style-name="_5f_pointillés_20_gris"><text:span text:style-name="T99">……</text:span></text:span>…………</text:p>
            <text:p text:style-name="P45"><text:span text:style-name="T32">4</text:span><text:span text:style-name="T25">.</text:span> ……………………<text:span text:style-name="_5f_pointillés_20_gris"><text:span text:style-name="T99">……</text:span></text:span>……</text:p>
          </table:table-cell>
        </table:table-row>
      </table:table>
      <text:list xml:id="list172929651838211" text:continue-numbering="true" text:style-name="liste_5f_abc">
        <text:list-item>
          <text:p text:style-name="_5f_num_5f_abcd"><text:span text:style-name="_5f_BVS"><text:span text:style-name="T44">Question ouverte</text:span></text:span><text:span text:style-name="_5f_BVS"><text:span text:style-name="T46"> </text:span></text:span><text:span text:style-name="_5f_BVS"><text:span text:style-name="T44">:</text:span></text:span><text:span text:style-name="_5f_BVS"><text:span text:style-name="T42"> </text:span></text:span><text:span text:style-name="_5f_BVS"><text:span text:style-name="T43">Morgan choisit un nombre et lui soustrai</text:span></text:span><text:span text:style-name="_5f_BVS"><text:span text:style-name="T34">t</text:span></text:span><text:span text:style-name="_5f_BVS"><text:span text:style-name="T47"> 3. </text:span></text:span><text:span text:style-name="_5f_BVS"><text:span text:style-name="T46">Co</text:span></text:span><text:span text:style-name="_5f_BVS"><text:span text:style-name="T42">mpare les résultats de ce programme et du programme n° 2.</text:span></text:span></text:p>
        </text:list-item>
      </text:list>
      <text:p text:style-name="P52"><text:span text:style-name="_5f_pointillés_20_gris"><text:tab/></text:span></text:p>
      <text:p text:style-name="P52"><text:span text:style-name="_5f_pointillés_20_gris"><text:tab/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e8c32a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loext:contextual-spacing="false" style:page-number="auto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loext:contextual-spacing="false" style:line-height-at-least="0.6cm" style:page-number="auto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loext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Num_5f_Exo" style:master-page-name="">
      <style:paragraph-properties fo:margin-top="0.499cm" fo:margin-bottom="0.101cm" loext:contextual-spacing="false" fo:line-height="100%" fo:text-align="justify" style:justify-single-word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Character_5f_20_5f_style" style:display-name="Character_20_style" style:family="text"/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Exemple_5f_bold" style:display-name="Exemple_bold" style:family="text">
      <style:text-properties fo:color="#4d4d4d" style:font-name="Bitstream Vera Sans1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variable" style:display-name="Exemple_variable" style:family="text" style:parent-style-name="Exemple_5f_bold">
      <style:text-properties fo:color="#4d4d4d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 style:parent-style-name="Bold_5f_niv1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Règle" style:display-name="_Règle" style:family="text" style:parent-style-name="knumerotitreA">
      <style:text-properties fo:color="#ffffff" style:font-name="Bitstream Vera Sans4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Titre_20_d_27_exercice" style:display-name="Titre d'exercice" style:family="text">
      <style:text-properties style:font-name="Bitstream Vera Sans4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livret" style:family="text"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25870*"/>
    </style:style>
    <style:style style:name="Tableau2.B" style:family="table-column">
      <style:table-column-properties style:rel-column-width="39665*"/>
    </style:style>
    <style:style style:name="Tableau2.1" style:family="table-row">
      <style:table-row-properties style:min-row-height="1.199cm"/>
    </style:style>
    <style:style style:name="Tableau2.A1" style:family="table-cell">
      <style:table-cell-properties style:vertical-align="middle" fo:padding="0cm" fo:border="none"/>
    </style:style>
    <style:style style:name="Tableau2.B1.1" style:family="table-column">
      <style:table-column-properties style:rel-column-width="37954*"/>
    </style:style>
    <style:style style:name="Tableau2.B1.2" style:family="table-column">
      <style:table-column-properties style:rel-column-width="1711*"/>
    </style:style>
    <style:style style:name="Tableau2.B1.1" style:family="table-row">
      <style:table-row-properties style:min-row-height="0.6cm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Header">
      <style:text-properties fo:font-size="14pt" style:font-size-asian="14pt" style:font-size-complex="14pt"/>
    </style:style>
    <style:style style:name="M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Header">
      <style:text-properties fo:font-size="3pt" style:font-size-asian="4pt" style:font-size-complex="4pt"/>
    </style:style>
    <style:style style:name="MP1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20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Standard">
      <style:text-properties fo:font-size="6pt" style:font-size-asian="6pt" style:font-size-complex="6pt"/>
    </style:style>
    <style:style style:name="MP2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7" style:family="paragraph" style:parent-style-name="_5f_En-tête">
      <style:text-properties officeooo:rsid="0059d39d" officeooo:paragraph-rsid="00751703"/>
    </style:style>
    <style:style style:name="MP28" style:family="paragraph">
      <loext:graphic-properties draw:fill="solid" draw:fill-color="#d7e12c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751703"/>
    </style:style>
    <style:style style:name="MT1" style:family="text">
      <style:text-properties fo:font-variant="small-caps"/>
    </style:style>
    <style:style style:name="MT2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variant="small-caps" fo:font-size="15pt" style:font-size-asian="15pt" style:font-size-complex="15pt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68fab6"/>
    </style:style>
    <style:style style:name="MT7" style:family="text">
      <style:text-properties style:font-name="Times New Roman" fo:font-size="18pt" fo:font-style="italic" officeooo:rsid="0068fab6" style:font-size-asian="18pt" style:font-style-asian="italic" style:font-size-complex="18pt" style:font-style-complex="italic"/>
    </style:style>
    <style:style style:name="MT8" style:family="text">
      <style:text-properties fo:text-transform="uppercase" fo:color="#808080" style:font-name="Bitstream Vera Sans1" fo:font-size="9pt" fo:language="en" fo:country="US" officeooo:rsid="004ebb8a" fo:background-color="transparent" loext:char-shading-value="0"/>
    </style:style>
    <style:style style:name="MT9" style:family="text">
      <style:text-properties fo:text-transform="uppercase" fo:color="#808080" style:font-name="Bitstream Vera Sans1" fo:font-size="9pt" fo:language="en" fo:country="US" officeooo:rsid="0019fee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18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éditeur_20_série_20_2_20__20_impaire_20__28_D_29_" style:display-name="_Fiche éditeur série 2  impaire (D)" style:page-layout-name="Mpm10" style:next-style-name="_5f_Fiche_20_éditeur_20_série_20_2_20_impaire_20__28_G_29__20_une_20_colonne">
      <style:header>
        <text:p text:style-name="Entête_20_couleur">Série 2 : Calcul littéral</text:p>
      </style:header>
      <style:header-left>
        <text:p text:style-name="MP6">Série 2 : Distributivité</text:p>
      </style:header-left>
      <style:footer>
        <text:p text:style-name="MP7">Chapitre N4 : Calcul littéral</text:p>
      </style:footer>
      <style:footer-left>
        <text:p text:style-name="MP8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11">
      <style:header>
        <text:p text:style-name="Entête_20_couleur">Série 2 : Calcul littéral</text:p>
      </style:header>
      <style:footer>
        <text:p text:style-name="MP9">Chapitre N4 : Calcul littéral</text:p>
      </style:footer>
    </style:master-page>
    <style:master-page style:name="_5f_Fiche_20_éditeur_20_série_20_2_20_paire_20__28_G_29_" style:display-name="_Fiche éditeur série 2 paire (G)" style:page-layout-name="Mpm12" style:next-style-name="_5f_Fiche_20_éditeur_20_série_20_2_20_impaire_20__28_D_29_">
      <style:header>
        <text:p text:style-name="MP10">Série 2: Multiplier deux nombres relatifs</text:p>
      </style:header>
      <style:footer>
        <text:h text:style-name="MP11" text:outline-level="1">Chapitre A2: Nombres relatifs</text:h>
      </style:foot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12">Chapitre <text:span text:style-name="MT2">? : ...</text:span></text:p>
      </style:footer>
      <style:footer-left>
        <text:p text:style-name="MP13">Série 2 :<text:tab/> <text:s text:c="87"/>Chapitre G? : ...</text:p>
      </style:footer-left>
    </style:master-page>
    <style:master-page style:name="_5f_Fiche_20_éditeur_20_série_20_1_20_impaire_20__28_D_29_" style:display-name="_Fiche éditeur série 1 impaire (D)" style:page-layout-name="Mpm14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12">Chapitre ? : ...</text:p>
      </style:footer>
      <style:footer-left>
        <text:p text:style-name="MP13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du_20_livret_20_pair" style:display-name="_Fiche du livret pair" style:page-layout-name="Mpm16">
      <style:header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au2.1">
              <table:table-cell table:style-name="Tableau2.A1" office:value-type="string">
                <text:p text:style-name="Standard"/>
              </table:table-cell>
              <table:table-cell>
                <table:table table:is-sub-table="true">
                  <table:table-column table:style-name="Tableau2.B1.1"/>
                  <table:table-column table:style-name="Tableau2.B1.2"/>
                  <table:table-row table:style-name="Tableau2.B1.1">
                    <table:table-cell table:style-name="Tableau2.A1" office:value-type="string">
                      <text:p text:style-name="MP14">N4 : Fractions</text:p>
                    </table:table-cell>
                    <table:table-cell table:style-name="Tableau2.A1" office:value-type="string">
                      <text:p text:style-name="MP14"/>
                    </table:table-cell>
                  </table:table-row>
                  <table:table-row table:style-name="Tableau2.B1.1">
                    <table:table-cell table:style-name="Tableau2.A1" office:value-type="string">
                      <text:p text:style-name="MP15">Série 1 : Fractions et parts</text:p>
                    </table:table-cell>
                    <table:table-cell table:style-name="Tableau2.A1" office:value-type="string">
                      <text:p text:style-name="MP15"/>
                    </table:table-cell>
                  </table:table-row>
                </table:table>
              </table:table-cell>
            </table:table-row>
          </table:table-header-rows>
        </table:table>
        <text:p text:style-name="MP16"/>
      </style:header>
    </style:master-page>
    <style:master-page style:name="_5f_Fiche_20_format_20_Site" style:display-name="_Fiche format Site" style:page-layout-name="Mpm17">
      <style:header>
        <text:p text:style-name="MP17"/>
        <text:p text:style-name="MP18"><text:span text:style-name="MT3">Chapitre N3 :</text:span> <text:span text:style-name="MT4">Nombres fractions</text:span></text:p>
        <text:p text:style-name="MP19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12">Chapitre ? : ...</text:p>
      </style:footer>
      <style:footer-left>
        <text:p text:style-name="MP20"/>
      </style:footer-left>
    </style:master-page>
    <style:master-page style:name="_5f_Fiche_20_éditeur_20_série_20_4_20_impaire_20__28_D_29_" style:display-name="_Fiche éditeur série 4 impaire (D)" style:page-layout-name="Mpm18" style:next-style-name="_5f_Fiche_20_éditeur_20_série_20_4_20_paire_20__28_G_29_">
      <style:header>
        <text:p text:style-name="MP6">Série 4 : ???</text:p>
      </style:header>
      <style:footer>
        <text:p text:style-name="MP21">Chapitre ? : ...</text:p>
      </style:footer>
      <style:footer-left>
        <text:p text:style-name="MP20"/>
      </style:footer-left>
    </style:master-page>
    <style:master-page style:name="_5f_Fiche_20_éditeur_20_synthèse_20_impaire_20__28_D_29_" style:display-name="_Fiche éditeur synthèse impaire (D)" style:page-layout-name="Mpm18" style:next-style-name="_5f_Fiche_20_éditeur_20_synthèse_20_paire_20__28_G_29_">
      <style:header>
        <text:p text:style-name="MP6">Synthèse</text:p>
      </style:header>
      <style:footer>
        <text:p text:style-name="MP12">Chapitre ? : ...</text:p>
      </style:footer>
      <style:footer-left>
        <text:p text:style-name="MP22"/>
      </style:footer-left>
    </style:master-page>
    <style:master-page style:name="_5f_Fiche_20_éditeur_20_série_20_3_20_paire_20__28_G_29_" style:display-name="_Fiche éditeur série 3 paire (G)" style:page-layout-name="Mpm12" style:next-style-name="_5f_Fiche_20_éditeur_20_série_20_3_20_impaire_20__28_D_29_">
      <style:header>
        <text:p text:style-name="MP6">Série 3 : ???</text:p>
      </style:header>
      <style:footer>
        <text:p text:style-name="MP23">Chapitre ? : ...</text:p>
      </style:footer>
    </style:master-page>
    <style:master-page style:name="_5f_Fiche_20_éditeur_20_série_20_4_20_paire_20__28_G_29_" style:display-name="_Fiche éditeur série 4 paire (G)" style:page-layout-name="Mpm12" style:next-style-name="_5f_Fiche_20_éditeur_20_série_20_4_20_impaire_20__28_D_29_">
      <style:header>
        <text:p text:style-name="MP6">Série 4 : ???</text:p>
      </style:header>
      <style:footer>
        <text:p text:style-name="MP23">Chapitre ? : ...</text:p>
      </style:footer>
    </style:master-page>
    <style:master-page style:name="_5f_Fiche_20_éditeur_20_synthèse_20_paire_20__28_G_29_" style:display-name="_Fiche éditeur synthèse paire (G)" style:page-layout-name="Mpm12" style:next-style-name="_5f_Fiche_20_éditeur_20_synthèse_20_impaire_20__28_D_29_">
      <style:header>
        <text:p text:style-name="MP6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9">
      <style:header>
        <text:p text:style-name="MP24"><text:tab/><text:tab/><text:tab/><text:tab/><text:tab/><text:tab/></text:p>
        <text:p text:style-name="MP24"/>
      </style:header>
      <style:footer>
        <text:p text:style-name="MP25">Chapitre G? :<text:tab/><text:tab/> <text:s text:c="93"/>Série ? :</text:p>
      </style:footer>
      <style:footer-left>
        <text:p text:style-name="MP26">Série ? :<text:tab/><text:tab/> <text:s text:c="92"/>Chapitre G? :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5" draw:style-name="Mgr2" draw:text-style-name="MP30" svg:width="2.703cm" svg:height="0.715cm" draw:transform="rotate (0.0872664625997165) translate (-0.172861111111111cm 0.218722222222222cm)"><draw:text-box><text:p text:style-name="MP29"><text:span text:style-name="MT5">Série 1</text:span></text:p></draw:text-box></draw:frame><draw:line text:anchor-type="paragraph" draw:z-index="9" draw:style-name="Mgr3" draw:text-style-name="MP29" svg:x1="11.606cm" svg:y1="0.36cm" svg:x2="20.496cm" svg:y2="0.36cm"><text:p/></draw:line><text:span text:style-name="MT6">Exprimer en fonction de </text:span><text:span text:style-name="MT7">x</text:span></text:p>
      </style:header>
      <style:footer>
        <text:p text:style-name="MP31"><draw:frame draw:style-name="Mfr1" draw:name="Cadre11" text:anchor-type="paragraph" svg:y="-0.06cm" draw:z-index="3"><draw:text-box fo:min-height="0.499cm" fo:min-width="3cm"><draw:frame draw:style-name="Mfr2" draw:name="Cadre2" text:anchor-type="frame" svg:x="0.45cm" svg:y="0.079cm" svg:width="0.817cm" draw:z-index="7"><draw:text-box fo:min-height="0.355cm"><text:p text:style-name="MP32"><draw:g text:anchor-type="paragraph" draw:z-index="12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43</text:page-number></text:p></draw:text-box></draw:frame><text:p text:style-name="MP34"><text:span text:style-name="MT8">Le rôle de la lettre et du signe égal</text:span><text:span text:style-name="MT9"> • A</text:span><text:span text:style-name="MT8">6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09-10T22:17:56.77</meta:creation-date>
    <dc:date>2021-04-01T17:29:27.382000000</dc:date>
    <meta:editing-duration>PT10H25M13S</meta:editing-duration>
    <meta:editing-cycles>87</meta:editing-cycles>
    <meta:generator>LibreOffice/6.3.3.2$Windows_X86_64 LibreOffice_project/a64200df03143b798afd1ec74a12ab50359878ed</meta:generator>
    <meta:document-statistic meta:table-count="5" meta:image-count="0" meta:object-count="0" meta:page-count="3" meta:paragraph-count="191" meta:word-count="1092" meta:character-count="5553" meta:non-whitespace-character-count="4183"/>
  </office:meta>
</office:document-meta>
</file>